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NewRomanPSMT" svg:font-family="TimesNewRomanPSMT"/>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table:align="margins" style:may-break-between-rows="false" style:writing-mode="lr-tb"/>
    </style:style>
    <style:style style:name="Table2.A" style:family="table-column">
      <style:table-column-properties style:rel-column-width="24191*"/>
    </style:style>
    <style:style style:name="Table2.B" style:family="table-column">
      <style:table-column-properties style:rel-column-width="6236*"/>
    </style:style>
    <style:style style:name="Table2.C" style:family="table-column">
      <style:table-column-properties style:rel-column-width="4810*"/>
    </style:style>
    <style:style style:name="Table2.D" style:family="table-column">
      <style:table-column-properties style:rel-column-width="4744*"/>
    </style:style>
    <style:style style:name="Table2.E" style:family="table-column">
      <style:table-column-properties style:rel-column-width="14300*"/>
    </style:style>
    <style:style style:name="Table2.F" style:family="table-column">
      <style:table-column-properties style:rel-column-width="11254*"/>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F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F2" style:family="table-cell">
      <style:table-cell-properties style:vertical-align="middle" fo:padding="0.0382in" fo:border-left="0.0007in solid #000000" fo:border-right="0.0007in solid #000000" fo:border-top="none" fo:border-bottom="0.0007in solid #000000"/>
    </style:style>
    <style:style style:name="Table4" style:family="table">
      <style:table-properties table:align="margins" style:may-break-between-rows="false" style:writing-mode="lr-tb"/>
    </style:style>
    <style:style style:name="Table4.A" style:family="table-column">
      <style:table-column-properties style:rel-column-width="24191*"/>
    </style:style>
    <style:style style:name="Table4.B" style:family="table-column">
      <style:table-column-properties style:rel-column-width="6236*"/>
    </style:style>
    <style:style style:name="Table4.C" style:family="table-column">
      <style:table-column-properties style:rel-column-width="4810*"/>
    </style:style>
    <style:style style:name="Table4.D" style:family="table-column">
      <style:table-column-properties style:rel-column-width="4744*"/>
    </style:style>
    <style:style style:name="Table4.E" style:family="table-column">
      <style:table-column-properties style:rel-column-width="14576*"/>
    </style:style>
    <style:style style:name="Table4.F" style:family="table-column">
      <style:table-column-properties style:rel-column-width="10978*"/>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F1" style:family="table-cell">
      <style:table-cell-properties style:vertical-align="middle" fo:padding="0.0382in" fo:border="0.0007in solid #000000"/>
    </style:style>
    <style:style style:name="Table4.A2" style:family="table-cell">
      <style:table-cell-properties style:vertical-align="middle" fo:padding="0.0382in" fo:border-left="0.0007in solid #000000" fo:border-right="none" fo:border-top="none" fo:border-bottom="0.0007in solid #000000"/>
    </style:style>
    <style:style style:name="Table4.F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table:align="margins" style:may-break-between-rows="false" style:writing-mode="lr-tb"/>
    </style:style>
    <style:style style:name="Table5.A" style:family="table-column">
      <style:table-column-properties style:rel-column-width="24191*"/>
    </style:style>
    <style:style style:name="Table5.B" style:family="table-column">
      <style:table-column-properties style:rel-column-width="6236*"/>
    </style:style>
    <style:style style:name="Table5.C" style:family="table-column">
      <style:table-column-properties style:rel-column-width="4810*"/>
    </style:style>
    <style:style style:name="Table5.D" style:family="table-column">
      <style:table-column-properties style:rel-column-width="4744*"/>
    </style:style>
    <style:style style:name="Table5.E" style:family="table-column">
      <style:table-column-properties style:rel-column-width="14280*"/>
    </style:style>
    <style:style style:name="Table5.F" style:family="table-column">
      <style:table-column-properties style:rel-column-width="11274*"/>
    </style:style>
    <style:style style:name="Table5.A1" style:family="table-cell">
      <style:table-cell-properties style:vertical-align="middle" fo:padding="0.0382in" fo:border-left="0.0007in solid #000000" fo:border-right="none" fo:border-top="0.0007in solid #000000" fo:border-bottom="0.0007in solid #000000"/>
    </style:style>
    <style:style style:name="Table5.F1" style:family="table-cell">
      <style:table-cell-properties style:vertical-align="middle" fo:padding="0.0382in" fo:border="0.0007in solid #000000"/>
    </style:style>
    <style:style style:name="Table5.A2" style:family="table-cell">
      <style:table-cell-properties style:vertical-align="middle" fo:padding="0.0382in" fo:border-left="0.0007in solid #000000" fo:border-right="none" fo:border-top="none" fo:border-bottom="0.0007in solid #000000"/>
    </style:style>
    <style:style style:name="Table5.F2" style:family="table-cell">
      <style:table-cell-properties style:vertical-align="middle" fo:padding="0.0382in" fo:border-left="0.0007in solid #000000" fo:border-right="0.0007in solid #000000" fo:border-top="none" fo:border-bottom="0.0007in solid #000000"/>
    </style:style>
    <style:style style:name="Table6" style:family="table">
      <style:table-properties table:align="margins" style:may-break-between-rows="false" style:writing-mode="lr-tb"/>
    </style:style>
    <style:style style:name="Table6.A" style:family="table-column">
      <style:table-column-properties style:rel-column-width="24191*"/>
    </style:style>
    <style:style style:name="Table6.B" style:family="table-column">
      <style:table-column-properties style:rel-column-width="6236*"/>
    </style:style>
    <style:style style:name="Table6.C" style:family="table-column">
      <style:table-column-properties style:rel-column-width="4810*"/>
    </style:style>
    <style:style style:name="Table6.D" style:family="table-column">
      <style:table-column-properties style:rel-column-width="4744*"/>
    </style:style>
    <style:style style:name="Table6.E" style:family="table-column">
      <style:table-column-properties style:rel-column-width="14280*"/>
    </style:style>
    <style:style style:name="Table6.F" style:family="table-column">
      <style:table-column-properties style:rel-column-width="11274*"/>
    </style:style>
    <style:style style:name="Table6.A1" style:family="table-cell">
      <style:table-cell-properties style:vertical-align="middle" fo:padding="0.0382in" fo:border-left="0.0007in solid #000000" fo:border-right="none" fo:border-top="0.0007in solid #000000" fo:border-bottom="0.0007in solid #000000"/>
    </style:style>
    <style:style style:name="Table6.F1" style:family="table-cell">
      <style:table-cell-properties style:vertical-align="middle" fo:padding="0.0382in" fo:border="0.0007in solid #000000"/>
    </style:style>
    <style:style style:name="Table6.A2" style:family="table-cell">
      <style:table-cell-properties style:vertical-align="middle" fo:padding="0.0382in" fo:border-left="0.0007in solid #000000" fo:border-right="none" fo:border-top="none" fo:border-bottom="0.0007in solid #000000"/>
    </style:style>
    <style:style style:name="Table6.F2" style:family="table-cell">
      <style:table-cell-properties style:vertical-align="middle" fo:padding="0.0382in" fo:border-left="0.0007in solid #000000" fo:border-right="0.0007in solid #000000" fo:border-top="none" fo:border-bottom="0.0007in solid #000000"/>
    </style:style>
    <style:style style:name="Table7" style:family="table">
      <style:table-properties table:align="margins" style:may-break-between-rows="false" style:writing-mode="lr-tb"/>
    </style:style>
    <style:style style:name="Table7.A" style:family="table-column">
      <style:table-column-properties style:rel-column-width="24191*"/>
    </style:style>
    <style:style style:name="Table7.B" style:family="table-column">
      <style:table-column-properties style:rel-column-width="6236*"/>
    </style:style>
    <style:style style:name="Table7.C" style:family="table-column">
      <style:table-column-properties style:rel-column-width="4810*"/>
    </style:style>
    <style:style style:name="Table7.D" style:family="table-column">
      <style:table-column-properties style:rel-column-width="4744*"/>
    </style:style>
    <style:style style:name="Table7.E" style:family="table-column">
      <style:table-column-properties style:rel-column-width="14458*"/>
    </style:style>
    <style:style style:name="Table7.F" style:family="table-column">
      <style:table-column-properties style:rel-column-width="11096*"/>
    </style:style>
    <style:style style:name="Table7.A1" style:family="table-cell">
      <style:table-cell-properties style:vertical-align="middle" fo:padding="0.0382in" fo:border-left="0.0007in solid #000000" fo:border-right="none" fo:border-top="0.0007in solid #000000" fo:border-bottom="0.0007in solid #000000"/>
    </style:style>
    <style:style style:name="Table7.F1" style:family="table-cell">
      <style:table-cell-properties style:vertical-align="middle" fo:padding="0.0382in" fo:border="0.0007in solid #000000"/>
    </style:style>
    <style:style style:name="Table7.A2" style:family="table-cell">
      <style:table-cell-properties style:vertical-align="middle" fo:padding="0.0382in" fo:border-left="0.0007in solid #000000" fo:border-right="none" fo:border-top="none" fo:border-bottom="0.0007in solid #000000"/>
    </style:style>
    <style:style style:name="Table7.F2" style:family="table-cell">
      <style:table-cell-properties style:vertical-align="middle" fo:padding="0.0382in" fo:border-left="0.0007in solid #000000" fo:border-right="0.0007in solid #000000" fo:border-top="none" fo:border-bottom="0.0007in solid #000000"/>
    </style:style>
    <style:style style:name="Table8" style:family="table">
      <style:table-properties table:align="margins" style:may-break-between-rows="false" style:writing-mode="lr-tb"/>
    </style:style>
    <style:style style:name="Table8.A" style:family="table-column">
      <style:table-column-properties style:rel-column-width="24184*"/>
    </style:style>
    <style:style style:name="Table8.B" style:family="table-column">
      <style:table-column-properties style:rel-column-width="6236*"/>
    </style:style>
    <style:style style:name="Table8.C" style:family="table-column">
      <style:table-column-properties style:rel-column-width="4810*"/>
    </style:style>
    <style:style style:name="Table8.D" style:family="table-column">
      <style:table-column-properties style:rel-column-width="4744*"/>
    </style:style>
    <style:style style:name="Table8.E" style:family="table-column">
      <style:table-column-properties style:rel-column-width="10442*"/>
    </style:style>
    <style:style style:name="Table8.F" style:family="table-column">
      <style:table-column-properties style:rel-column-width="15119*"/>
    </style:style>
    <style:style style:name="Table8.A1" style:family="table-cell">
      <style:table-cell-properties style:vertical-align="middle" fo:padding="0.0382in" fo:border-left="0.0007in solid #000000" fo:border-right="none" fo:border-top="0.0007in solid #000000" fo:border-bottom="0.0007in solid #000000"/>
    </style:style>
    <style:style style:name="Table8.F1" style:family="table-cell">
      <style:table-cell-properties style:vertical-align="middle" fo:padding="0.0382in" fo:border="0.0007in solid #000000"/>
    </style:style>
    <style:style style:name="Table8.A2" style:family="table-cell">
      <style:table-cell-properties style:vertical-align="middle" fo:padding="0.0382in" fo:border-left="0.0007in solid #000000" fo:border-right="none" fo:border-top="none" fo:border-bottom="0.0007in solid #000000"/>
    </style:style>
    <style:style style:name="Table8.F2"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table:align="margins" style:may-break-between-rows="false" style:writing-mode="lr-tb"/>
    </style:style>
    <style:style style:name="Table9.A" style:family="table-column">
      <style:table-column-properties style:rel-column-width="24184*"/>
    </style:style>
    <style:style style:name="Table9.B" style:family="table-column">
      <style:table-column-properties style:rel-column-width="6236*"/>
    </style:style>
    <style:style style:name="Table9.C" style:family="table-column">
      <style:table-column-properties style:rel-column-width="4810*"/>
    </style:style>
    <style:style style:name="Table9.D" style:family="table-column">
      <style:table-column-properties style:rel-column-width="4744*"/>
    </style:style>
    <style:style style:name="Table9.E" style:family="table-column">
      <style:table-column-properties style:rel-column-width="10442*"/>
    </style:style>
    <style:style style:name="Table9.F" style:family="table-column">
      <style:table-column-properties style:rel-column-width="1511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F1" style:family="table-cell">
      <style:table-cell-properties style:vertical-align="middle" fo:padding="0.0382in" fo:border="0.0007in solid #000000"/>
    </style:style>
    <style:style style:name="Table9.A2" style:family="table-cell">
      <style:table-cell-properties style:vertical-align="middle" fo:padding="0.0382in" fo:border-left="0.0007in solid #000000" fo:border-right="none" fo:border-top="none" fo:border-bottom="0.0007in solid #000000"/>
    </style:style>
    <style:style style:name="Table9.F2" style:family="table-cell">
      <style:table-cell-properties style:vertical-align="middle" fo:padding="0.0382in" fo:border-left="0.0007in solid #000000" fo:border-right="0.0007in solid #000000" fo:border-top="none" fo:border-bottom="0.0007in solid #000000"/>
    </style:style>
    <style:style style:name="Table11" style:family="table">
      <style:table-properties table:align="margins" style:may-break-between-rows="false" style:writing-mode="lr-tb"/>
    </style:style>
    <style:style style:name="Table11.A" style:family="table-column">
      <style:table-column-properties style:rel-column-width="24184*"/>
    </style:style>
    <style:style style:name="Table11.B" style:family="table-column">
      <style:table-column-properties style:rel-column-width="6236*"/>
    </style:style>
    <style:style style:name="Table11.C" style:family="table-column">
      <style:table-column-properties style:rel-column-width="4810*"/>
    </style:style>
    <style:style style:name="Table11.D" style:family="table-column">
      <style:table-column-properties style:rel-column-width="4744*"/>
    </style:style>
    <style:style style:name="Table11.E" style:family="table-column">
      <style:table-column-properties style:rel-column-width="10442*"/>
    </style:style>
    <style:style style:name="Table11.F" style:family="table-column">
      <style:table-column-properties style:rel-column-width="15119*"/>
    </style:style>
    <style:style style:name="Table11.A1" style:family="table-cell">
      <style:table-cell-properties style:vertical-align="middle" fo:padding="0.0382in" fo:border-left="0.0007in solid #000000" fo:border-right="none" fo:border-top="0.0007in solid #000000" fo:border-bottom="0.0007in solid #000000"/>
    </style:style>
    <style:style style:name="Table11.F1" style:family="table-cell">
      <style:table-cell-properties style:vertical-align="middle" fo:padding="0.0382in" fo:border="0.0007in solid #000000"/>
    </style:style>
    <style:style style:name="Table11.A2" style:family="table-cell">
      <style:table-cell-properties style:vertical-align="middle" fo:padding="0.0382in" fo:border-left="0.0007in solid #000000" fo:border-right="none" fo:border-top="none" fo:border-bottom="0.0007in solid #000000"/>
    </style:style>
    <style:style style:name="Table11.F2" style:family="table-cell">
      <style:table-cell-properties style:vertical-align="middle" fo:padding="0.0382in" fo:border-left="0.0007in solid #000000" fo:border-right="0.0007in solid #000000" fo:border-top="none" fo:border-bottom="0.0007in solid #000000"/>
    </style:style>
    <style:style style:name="Table16" style:family="table">
      <style:table-properties style:width="6.9222in" table:align="left" style:writing-mode="lr-tb"/>
    </style:style>
    <style:style style:name="Table16.A" style:family="table-column">
      <style:table-column-properties style:column-width="2.6063in"/>
    </style:style>
    <style:style style:name="Table16.B" style:family="table-column">
      <style:table-column-properties style:column-width="4.316in"/>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3" style:family="table">
      <style:table-properties style:width="6.9222in" table:align="left" style:writing-mode="lr-tb"/>
    </style:style>
    <style:style style:name="Table3.A" style:family="table-column">
      <style:table-column-properties style:column-width="1.3347in"/>
    </style:style>
    <style:style style:name="Table3.B" style:family="table-column">
      <style:table-column-properties style:column-width="0.9035in"/>
    </style:style>
    <style:style style:name="Table3.C" style:family="table-column">
      <style:table-column-properties style:column-width="4.684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0" style:family="table">
      <style:table-properties style:width="6.9222in" table:align="left" style:writing-mode="lr-tb"/>
    </style:style>
    <style:style style:name="Table10.A" style:family="table-column">
      <style:table-column-properties style:column-width="0.8896in"/>
    </style:style>
    <style:style style:name="Table10.B" style:family="table-column">
      <style:table-column-properties style:column-width="0.841in"/>
    </style:style>
    <style:style style:name="Table10.C" style:family="table-column">
      <style:table-column-properties style:column-width="5.1917in"/>
    </style:style>
    <style:style style:name="Table10.A1" style:family="table-cell">
      <style:table-cell-properties style:vertical-align="middle" fo:padding="0.0382in" fo:border-left="0.0007in solid #000000" fo:border-right="none" fo:border-top="0.0007in solid #000000" fo:border-bottom="0.0007in solid #000000"/>
    </style:style>
    <style:style style:name="Table10.C1" style:family="table-cell">
      <style:table-cell-properties style:vertical-align="middle"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2" style:family="table">
      <style:table-properties style:width="6.9222in" table:align="left" style:writing-mode="lr-tb"/>
    </style:style>
    <style:style style:name="Table12.A" style:family="table-column">
      <style:table-column-properties style:column-width="0.8896in"/>
    </style:style>
    <style:style style:name="Table12.B" style:family="table-column">
      <style:table-column-properties style:column-width="0.841in"/>
    </style:style>
    <style:style style:name="Table12.C" style:family="table-column">
      <style:table-column-properties style:column-width="5.1917in"/>
    </style:style>
    <style:style style:name="Table12.A1" style:family="table-cell">
      <style:table-cell-properties style:vertical-align="middle" fo:padding="0.0382in" fo:border-left="0.0007in solid #000000" fo:border-right="none" fo:border-top="0.0007in solid #000000" fo:border-bottom="0.0007in solid #000000"/>
    </style:style>
    <style:style style:name="Table12.C1" style:family="table-cell">
      <style:table-cell-properties style:vertical-align="middle"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9222in" table:align="left" style:writing-mode="lr-tb"/>
    </style:style>
    <style:style style:name="Table13.A" style:family="table-column">
      <style:table-column-properties style:column-width="0.8896in"/>
    </style:style>
    <style:style style:name="Table13.B" style:family="table-column">
      <style:table-column-properties style:column-width="0.841in"/>
    </style:style>
    <style:style style:name="Table13.C" style:family="table-column">
      <style:table-column-properties style:column-width="5.1917in"/>
    </style:style>
    <style:style style:name="Table13.A1" style:family="table-cell">
      <style:table-cell-properties style:vertical-align="middle" fo:padding="0.0382in" fo:border-left="0.0007in solid #000000" fo:border-right="none" fo:border-top="0.0007in solid #000000" fo:border-bottom="0.0007in solid #000000"/>
    </style:style>
    <style:style style:name="Table13.C1" style:family="table-cell">
      <style:table-cell-properties style:vertical-align="middle"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9222in" table:align="left" style:writing-mode="lr-tb"/>
    </style:style>
    <style:style style:name="Table14.A" style:family="table-column">
      <style:table-column-properties style:column-width="0.8896in"/>
    </style:style>
    <style:style style:name="Table14.B" style:family="table-column">
      <style:table-column-properties style:column-width="0.841in"/>
    </style:style>
    <style:style style:name="Table14.C" style:family="table-column">
      <style:table-column-properties style:column-width="5.1917in"/>
    </style:style>
    <style:style style:name="Table14.A1" style:family="table-cell">
      <style:table-cell-properties style:vertical-align="middle" fo:padding="0.0382in" fo:border-left="0.0007in solid #000000" fo:border-right="none" fo:border-top="0.0007in solid #000000" fo:border-bottom="0.0007in solid #000000"/>
    </style:style>
    <style:style style:name="Table14.C1" style:family="table-cell">
      <style:table-cell-properties style:vertical-align="middle"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22in" table:align="left" style:writing-mode="lr-tb"/>
    </style:style>
    <style:style style:name="Table15.A" style:family="table-column">
      <style:table-column-properties style:column-width="0.8896in"/>
    </style:style>
    <style:style style:name="Table15.B" style:family="table-column">
      <style:table-column-properties style:column-width="0.841in"/>
    </style:style>
    <style:style style:name="Table15.C" style:family="table-column">
      <style:table-column-properties style:column-width="5.1917in"/>
    </style:style>
    <style:style style:name="Table15.A1" style:family="table-cell">
      <style:table-cell-properties style:vertical-align="middle" fo:padding="0.0382in" fo:border-left="0.0007in solid #000000" fo:border-right="none" fo:border-top="0.0007in solid #000000" fo:border-bottom="0.0007in solid #000000"/>
    </style:style>
    <style:style style:name="Table15.C1" style:family="table-cell">
      <style:table-cell-properties style:vertical-align="middle"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2" style:family="table">
      <style:table-properties table:align="margins" style:may-break-between-rows="false" style:writing-mode="lr-tb"/>
    </style:style>
    <style:style style:name="Table2.A" style:family="table-column">
      <style:table-column-properties style:rel-column-width="24191*"/>
    </style:style>
    <style:style style:name="Table2.B" style:family="table-column">
      <style:table-column-properties style:rel-column-width="6236*"/>
    </style:style>
    <style:style style:name="Table2.C" style:family="table-column">
      <style:table-column-properties style:rel-column-width="4810*"/>
    </style:style>
    <style:style style:name="Table2.D" style:family="table-column">
      <style:table-column-properties style:rel-column-width="4744*"/>
    </style:style>
    <style:style style:name="Table2.E" style:family="table-column">
      <style:table-column-properties style:rel-column-width="14300*"/>
    </style:style>
    <style:style style:name="Table2.F" style:family="table-column">
      <style:table-column-properties style:rel-column-width="11254*"/>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F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F2" style:family="table-cell">
      <style:table-cell-properties style:vertical-align="middle" fo:padding="0.0382in" fo:border-left="0.0007in solid #000000" fo:border-right="0.0007in solid #000000" fo:border-top="none" fo:border-bottom="0.0007in solid #000000"/>
    </style:style>
    <style:style style:name="Table4" style:family="table">
      <style:table-properties table:align="margins" style:may-break-between-rows="false" style:writing-mode="lr-tb"/>
    </style:style>
    <style:style style:name="Table4.A" style:family="table-column">
      <style:table-column-properties style:rel-column-width="24191*"/>
    </style:style>
    <style:style style:name="Table4.B" style:family="table-column">
      <style:table-column-properties style:rel-column-width="6236*"/>
    </style:style>
    <style:style style:name="Table4.C" style:family="table-column">
      <style:table-column-properties style:rel-column-width="4810*"/>
    </style:style>
    <style:style style:name="Table4.D" style:family="table-column">
      <style:table-column-properties style:rel-column-width="4744*"/>
    </style:style>
    <style:style style:name="Table4.E" style:family="table-column">
      <style:table-column-properties style:rel-column-width="14576*"/>
    </style:style>
    <style:style style:name="Table4.F" style:family="table-column">
      <style:table-column-properties style:rel-column-width="10978*"/>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F1" style:family="table-cell">
      <style:table-cell-properties style:vertical-align="middle" fo:padding="0.0382in" fo:border="0.0007in solid #000000"/>
    </style:style>
    <style:style style:name="Table4.A2" style:family="table-cell">
      <style:table-cell-properties style:vertical-align="middle" fo:padding="0.0382in" fo:border-left="0.0007in solid #000000" fo:border-right="none" fo:border-top="none" fo:border-bottom="0.0007in solid #000000"/>
    </style:style>
    <style:style style:name="Table4.F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table:align="margins" style:may-break-between-rows="false" style:writing-mode="lr-tb"/>
    </style:style>
    <style:style style:name="Table5.A" style:family="table-column">
      <style:table-column-properties style:rel-column-width="24191*"/>
    </style:style>
    <style:style style:name="Table5.B" style:family="table-column">
      <style:table-column-properties style:rel-column-width="6236*"/>
    </style:style>
    <style:style style:name="Table5.C" style:family="table-column">
      <style:table-column-properties style:rel-column-width="4810*"/>
    </style:style>
    <style:style style:name="Table5.D" style:family="table-column">
      <style:table-column-properties style:rel-column-width="4744*"/>
    </style:style>
    <style:style style:name="Table5.E" style:family="table-column">
      <style:table-column-properties style:rel-column-width="14280*"/>
    </style:style>
    <style:style style:name="Table5.F" style:family="table-column">
      <style:table-column-properties style:rel-column-width="11274*"/>
    </style:style>
    <style:style style:name="Table5.A1" style:family="table-cell">
      <style:table-cell-properties style:vertical-align="middle" fo:padding="0.0382in" fo:border-left="0.0007in solid #000000" fo:border-right="none" fo:border-top="0.0007in solid #000000" fo:border-bottom="0.0007in solid #000000"/>
    </style:style>
    <style:style style:name="Table5.F1" style:family="table-cell">
      <style:table-cell-properties style:vertical-align="middle" fo:padding="0.0382in" fo:border="0.0007in solid #000000"/>
    </style:style>
    <style:style style:name="Table5.A2" style:family="table-cell">
      <style:table-cell-properties style:vertical-align="middle" fo:padding="0.0382in" fo:border-left="0.0007in solid #000000" fo:border-right="none" fo:border-top="none" fo:border-bottom="0.0007in solid #000000"/>
    </style:style>
    <style:style style:name="Table5.F2" style:family="table-cell">
      <style:table-cell-properties style:vertical-align="middle" fo:padding="0.0382in" fo:border-left="0.0007in solid #000000" fo:border-right="0.0007in solid #000000" fo:border-top="none" fo:border-bottom="0.0007in solid #000000"/>
    </style:style>
    <style:style style:name="Table6" style:family="table">
      <style:table-properties table:align="margins" style:may-break-between-rows="false" style:writing-mode="lr-tb"/>
    </style:style>
    <style:style style:name="Table6.A" style:family="table-column">
      <style:table-column-properties style:rel-column-width="24191*"/>
    </style:style>
    <style:style style:name="Table6.B" style:family="table-column">
      <style:table-column-properties style:rel-column-width="6236*"/>
    </style:style>
    <style:style style:name="Table6.C" style:family="table-column">
      <style:table-column-properties style:rel-column-width="4810*"/>
    </style:style>
    <style:style style:name="Table6.D" style:family="table-column">
      <style:table-column-properties style:rel-column-width="4744*"/>
    </style:style>
    <style:style style:name="Table6.E" style:family="table-column">
      <style:table-column-properties style:rel-column-width="14280*"/>
    </style:style>
    <style:style style:name="Table6.F" style:family="table-column">
      <style:table-column-properties style:rel-column-width="11274*"/>
    </style:style>
    <style:style style:name="Table6.A1" style:family="table-cell">
      <style:table-cell-properties style:vertical-align="middle" fo:padding="0.0382in" fo:border-left="0.0007in solid #000000" fo:border-right="none" fo:border-top="0.0007in solid #000000" fo:border-bottom="0.0007in solid #000000"/>
    </style:style>
    <style:style style:name="Table6.F1" style:family="table-cell">
      <style:table-cell-properties style:vertical-align="middle" fo:padding="0.0382in" fo:border="0.0007in solid #000000"/>
    </style:style>
    <style:style style:name="Table6.A2" style:family="table-cell">
      <style:table-cell-properties style:vertical-align="middle" fo:padding="0.0382in" fo:border-left="0.0007in solid #000000" fo:border-right="none" fo:border-top="none" fo:border-bottom="0.0007in solid #000000"/>
    </style:style>
    <style:style style:name="Table6.F2" style:family="table-cell">
      <style:table-cell-properties style:vertical-align="middle" fo:padding="0.0382in" fo:border-left="0.0007in solid #000000" fo:border-right="0.0007in solid #000000" fo:border-top="none" fo:border-bottom="0.0007in solid #000000"/>
    </style:style>
    <style:style style:name="Table7" style:family="table">
      <style:table-properties table:align="margins" style:may-break-between-rows="false" style:writing-mode="lr-tb"/>
    </style:style>
    <style:style style:name="Table7.A" style:family="table-column">
      <style:table-column-properties style:rel-column-width="24191*"/>
    </style:style>
    <style:style style:name="Table7.B" style:family="table-column">
      <style:table-column-properties style:rel-column-width="6236*"/>
    </style:style>
    <style:style style:name="Table7.C" style:family="table-column">
      <style:table-column-properties style:rel-column-width="4810*"/>
    </style:style>
    <style:style style:name="Table7.D" style:family="table-column">
      <style:table-column-properties style:rel-column-width="4744*"/>
    </style:style>
    <style:style style:name="Table7.E" style:family="table-column">
      <style:table-column-properties style:rel-column-width="14458*"/>
    </style:style>
    <style:style style:name="Table7.F" style:family="table-column">
      <style:table-column-properties style:rel-column-width="11096*"/>
    </style:style>
    <style:style style:name="Table7.A1" style:family="table-cell">
      <style:table-cell-properties style:vertical-align="middle" fo:padding="0.0382in" fo:border-left="0.0007in solid #000000" fo:border-right="none" fo:border-top="0.0007in solid #000000" fo:border-bottom="0.0007in solid #000000"/>
    </style:style>
    <style:style style:name="Table7.F1" style:family="table-cell">
      <style:table-cell-properties style:vertical-align="middle" fo:padding="0.0382in" fo:border="0.0007in solid #000000"/>
    </style:style>
    <style:style style:name="Table7.A2" style:family="table-cell">
      <style:table-cell-properties style:vertical-align="middle" fo:padding="0.0382in" fo:border-left="0.0007in solid #000000" fo:border-right="none" fo:border-top="none" fo:border-bottom="0.0007in solid #000000"/>
    </style:style>
    <style:style style:name="Table7.F2" style:family="table-cell">
      <style:table-cell-properties style:vertical-align="middle" fo:padding="0.0382in" fo:border-left="0.0007in solid #000000" fo:border-right="0.0007in solid #000000" fo:border-top="none" fo:border-bottom="0.0007in solid #000000"/>
    </style:style>
    <style:style style:name="Table8" style:family="table">
      <style:table-properties table:align="margins" style:may-break-between-rows="false" style:writing-mode="lr-tb"/>
    </style:style>
    <style:style style:name="Table8.A" style:family="table-column">
      <style:table-column-properties style:rel-column-width="24184*"/>
    </style:style>
    <style:style style:name="Table8.B" style:family="table-column">
      <style:table-column-properties style:rel-column-width="6236*"/>
    </style:style>
    <style:style style:name="Table8.C" style:family="table-column">
      <style:table-column-properties style:rel-column-width="4810*"/>
    </style:style>
    <style:style style:name="Table8.D" style:family="table-column">
      <style:table-column-properties style:rel-column-width="4744*"/>
    </style:style>
    <style:style style:name="Table8.E" style:family="table-column">
      <style:table-column-properties style:rel-column-width="10442*"/>
    </style:style>
    <style:style style:name="Table8.F" style:family="table-column">
      <style:table-column-properties style:rel-column-width="15119*"/>
    </style:style>
    <style:style style:name="Table8.A1" style:family="table-cell">
      <style:table-cell-properties style:vertical-align="middle" fo:padding="0.0382in" fo:border-left="0.0007in solid #000000" fo:border-right="none" fo:border-top="0.0007in solid #000000" fo:border-bottom="0.0007in solid #000000"/>
    </style:style>
    <style:style style:name="Table8.F1" style:family="table-cell">
      <style:table-cell-properties style:vertical-align="middle" fo:padding="0.0382in" fo:border="0.0007in solid #000000"/>
    </style:style>
    <style:style style:name="Table8.A2" style:family="table-cell">
      <style:table-cell-properties style:vertical-align="middle" fo:padding="0.0382in" fo:border-left="0.0007in solid #000000" fo:border-right="none" fo:border-top="none" fo:border-bottom="0.0007in solid #000000"/>
    </style:style>
    <style:style style:name="Table8.F2"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table:align="margins" style:may-break-between-rows="false" style:writing-mode="lr-tb"/>
    </style:style>
    <style:style style:name="Table9.A" style:family="table-column">
      <style:table-column-properties style:rel-column-width="24184*"/>
    </style:style>
    <style:style style:name="Table9.B" style:family="table-column">
      <style:table-column-properties style:rel-column-width="6236*"/>
    </style:style>
    <style:style style:name="Table9.C" style:family="table-column">
      <style:table-column-properties style:rel-column-width="4810*"/>
    </style:style>
    <style:style style:name="Table9.D" style:family="table-column">
      <style:table-column-properties style:rel-column-width="4744*"/>
    </style:style>
    <style:style style:name="Table9.E" style:family="table-column">
      <style:table-column-properties style:rel-column-width="10442*"/>
    </style:style>
    <style:style style:name="Table9.F" style:family="table-column">
      <style:table-column-properties style:rel-column-width="1511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F1" style:family="table-cell">
      <style:table-cell-properties style:vertical-align="middle" fo:padding="0.0382in" fo:border="0.0007in solid #000000"/>
    </style:style>
    <style:style style:name="Table9.A2" style:family="table-cell">
      <style:table-cell-properties style:vertical-align="middle" fo:padding="0.0382in" fo:border-left="0.0007in solid #000000" fo:border-right="none" fo:border-top="none" fo:border-bottom="0.0007in solid #000000"/>
    </style:style>
    <style:style style:name="Table9.F2" style:family="table-cell">
      <style:table-cell-properties style:vertical-align="middle" fo:padding="0.0382in" fo:border-left="0.0007in solid #000000" fo:border-right="0.0007in solid #000000" fo:border-top="none" fo:border-bottom="0.0007in solid #000000"/>
    </style:style>
    <style:style style:name="Table11" style:family="table">
      <style:table-properties table:align="margins" style:may-break-between-rows="false" style:writing-mode="lr-tb"/>
    </style:style>
    <style:style style:name="Table11.A" style:family="table-column">
      <style:table-column-properties style:rel-column-width="24184*"/>
    </style:style>
    <style:style style:name="Table11.B" style:family="table-column">
      <style:table-column-properties style:rel-column-width="6236*"/>
    </style:style>
    <style:style style:name="Table11.C" style:family="table-column">
      <style:table-column-properties style:rel-column-width="4810*"/>
    </style:style>
    <style:style style:name="Table11.D" style:family="table-column">
      <style:table-column-properties style:rel-column-width="4744*"/>
    </style:style>
    <style:style style:name="Table11.E" style:family="table-column">
      <style:table-column-properties style:rel-column-width="10442*"/>
    </style:style>
    <style:style style:name="Table11.F" style:family="table-column">
      <style:table-column-properties style:rel-column-width="15119*"/>
    </style:style>
    <style:style style:name="Table11.A1" style:family="table-cell">
      <style:table-cell-properties style:vertical-align="middle" fo:padding="0.0382in" fo:border-left="0.0007in solid #000000" fo:border-right="none" fo:border-top="0.0007in solid #000000" fo:border-bottom="0.0007in solid #000000"/>
    </style:style>
    <style:style style:name="Table11.F1" style:family="table-cell">
      <style:table-cell-properties style:vertical-align="middle" fo:padding="0.0382in" fo:border="0.0007in solid #000000"/>
    </style:style>
    <style:style style:name="Table11.A2" style:family="table-cell">
      <style:table-cell-properties style:vertical-align="middle" fo:padding="0.0382in" fo:border-left="0.0007in solid #000000" fo:border-right="none" fo:border-top="none" fo:border-bottom="0.0007in solid #000000"/>
    </style:style>
    <style:style style:name="Table11.F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2" style:family="paragraph" style:parent-style-name="Standard">
      <style:paragraph-properties fo:break-before="page"/>
      <style:text-properties fo:font-size="12pt" fo:language="en" fo:country="US" style:font-size-asian="12pt" style:font-size-complex="12pt"/>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paragraph-properties fo:text-align="start" style:justify-single-word="false"/>
    </style:style>
    <style:style style:name="P7" style:family="paragraph" style:parent-style-name="Standard">
      <style:text-properties fo:font-size="12pt" fo:language="en" fo:country="US" style:font-size-asian="12pt" style:font-size-complex="12pt"/>
    </style:style>
    <style:style style:name="P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snap-to-layout-grid="false"/>
    </style:style>
    <style:style style:name="P11"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P12" style:family="paragraph" style:parent-style-name="Header">
      <style:paragraph-properties fo:margin-top="0in" fo:margin-bottom="0in" fo:text-align="center" style:justify-single-word="false" style:snap-to-layout-grid="false"/>
      <style:text-properties style:font-name="Arial1" fo:font-size="16pt" fo:font-weight="bold" style:font-size-asian="16pt" style:font-weight-asian="bold" style:font-size-complex="16pt" style:font-weight-complex="bold"/>
    </style:style>
    <style:style style:name="P13" style:family="paragraph" style:parent-style-name="Header">
      <style:paragraph-properties fo:margin-top="0in" fo:margin-bottom="0in" fo:text-align="center" style:justify-single-word="false" style:snap-to-layout-grid="false"/>
      <style:text-properties style:font-name="Arial1" fo:font-size="14pt" fo:font-weight="bold" style:font-size-asian="14pt" style:font-weight-asian="bold" style:font-size-complex="14pt" style:font-weight-complex="bold"/>
    </style:style>
    <style:style style:name="P14" style:family="paragraph" style:parent-style-name="Standard">
      <style:paragraph-properties fo:break-before="pag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4"/>
    <style:style style:name="P25" style:family="paragraph" style:parent-style-name="Standard" style:list-style-name="L4">
      <style:text-properties style:font-name="TimesNewRomanPSMT" fo:font-size="12pt"/>
    </style:style>
    <style:style style:name="P26" style:family="paragraph" style:parent-style-name="Standard" style:list-style-name="L5"/>
    <style:style style:name="P27" style:family="paragraph" style:parent-style-name="Standard" style:list-style-name="L6"/>
    <style:style style:name="P28" style:family="paragraph" style:parent-style-name="Standard">
      <style:text-properties fo:font-size="12pt" fo:language="en" fo:country="US" style:font-size-asian="12pt" style:font-size-complex="12pt"/>
    </style:style>
    <style:style style:name="P29" style:family="paragraph" style:parent-style-name="Standard">
      <style:paragraph-properties fo:text-align="start" style:justify-single-word="false"/>
    </style:style>
    <style:style style:name="P30" style:family="paragraph" style:parent-style-name="Standard">
      <style:paragraph-properties fo:break-before="page"/>
      <style:text-properties fo:font-size="12pt" fo:language="en" fo:country="US" style:font-size-asian="12pt" style:font-size-complex="12pt"/>
    </style:style>
    <style:style style:name="P31" style:family="paragraph" style:parent-style-name="Standard">
      <style:paragraph-properties fo:margin-top="0in" fo:margin-bottom="0in" fo:text-align="center" style:justify-single-word="false"/>
    </style:style>
    <style:style style:name="P32" style:family="paragraph" style:parent-style-name="Standard">
      <style:paragraph-properties fo:margin-top="0in" fo:margin-bottom="0in"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3" style:family="paragraph" style:parent-style-name="Heading_20_1" style:master-page-name="First_20_Page">
      <style:paragraph-properties style:page-number="auto"/>
    </style:style>
    <style:style style:name="P3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5" style:family="paragraph" style:parent-style-name="Header">
      <style:paragraph-properties fo:margin-top="0in" fo:margin-bottom="0in" fo:text-align="center" style:justify-single-word="false" style:snap-to-layout-grid="false"/>
      <style:text-properties style:font-name="Arial1" fo:font-size="16pt" fo:font-weight="bold" style:font-size-asian="16pt" style:font-weight-asian="bold" style:font-size-complex="16pt" style:font-weight-complex="bold"/>
    </style:style>
    <style:style style:name="P36" style:family="paragraph" style:parent-style-name="Header">
      <style:paragraph-properties fo:margin-top="0in" fo:margin-bottom="0in" fo:text-align="center" style:justify-single-word="false" style:snap-to-layout-grid="false"/>
      <style:text-properties style:font-name="Arial1" fo:font-size="14pt" fo:font-weight="bold" style:font-size-asian="14pt" style:font-weight-asian="bold" style:font-size-complex="14pt" style:font-weight-complex="bold"/>
    </style:style>
    <style:style style:name="P37"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P38"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39" style:family="paragraph" style:parent-style-name="Table_20_Contents">
      <style:paragraph-properties fo:margin-top="0in" fo:margin-bottom="0in" fo:text-align="start" style:justify-single-word="false"/>
    </style:style>
    <style:style style:name="P40" style:family="paragraph" style:parent-style-name="Table_20_Contents">
      <style:paragraph-properties fo:margin-top="0in" fo:margin-bottom="0in" fo:text-align="center" style:justify-single-word="false"/>
    </style:style>
    <style:style style:name="P41" style:family="paragraph" style:parent-style-name="Table_20_Heading">
      <style:paragraph-properties fo:margin-top="0in" fo:margin-bottom="0in"/>
    </style:style>
    <style:style style:name="P42" style:family="paragraph">
      <style:paragraph-properties style:writing-mode="lr-tb"/>
      <style:text-properties style:font-name="Times New Roman" fo:font-size="1pt"/>
    </style:style>
    <style:style style:name="P43" style:family="paragraph">
      <style:paragraph-properties style:writing-mode="lr-tb"/>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loext:opacity="0%"/>
    </style:style>
    <style:style style:name="T2" style:family="text">
      <style:text-properties style:use-window-font-color="true" loext:opacity="0%"/>
    </style:style>
    <style:style style:name="T3" style:family="text">
      <style:text-properties fo:font-size="8pt" style:font-size-asian="8pt" style:font-size-complex="8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loext:opacity="0%"/>
    </style:style>
    <style:style style:name="T6" style:family="text">
      <style:text-properties style:use-window-font-color="true" loext:opacity="0%"/>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loext:allow-overlap="true"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loext:allow-overlap="true"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4" style:family="graphic">
      <style:graphic-properties loext:allow-overlap="true"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5553136184192" text:id="ct105553136184192">
          <text:insertion>
            <office:change-info>
              <dc:creator>Paul Willmott</dc:creator>
              <dc:date>2024-04-06T09:42:00</dc:date>
            </office:change-info>
          </text:insertion>
        </text:changed-region>
        <text:changed-region xml:id="ct105553136184768" text:id="ct105553136184768">
          <text:deletion>
            <office:change-info>
              <dc:creator>Paul Willmott</dc:creator>
              <dc:date>2024-04-06T09:42:00</dc:date>
            </office:change-info>
            <text:p text:style-name="Standard">Standard</text:p>
          </text:deletion>
        </text:changed-region>
        <text:changed-region xml:id="ct105553136184384" text:id="ct105553136184384">
          <text:insertion>
            <office:change-info>
              <dc:creator>Paul Willmott</dc:creator>
              <dc:date>2024-04-06T09:42:00</dc:date>
            </office:change-info>
          </text:insertion>
        </text:changed-region>
        <text:changed-region xml:id="ct105553136185152" text:id="ct105553136185152">
          <text:insertion>
            <office:change-info>
              <dc:creator>Paul Willmott</dc:creator>
              <dc:date>2024-04-06T09:43:00</dc:date>
            </office:change-info>
          </text:insertion>
        </text:changed-region>
        <text:changed-region xml:id="ct105553136184576" text:id="ct105553136184576">
          <text:deletion>
            <office:change-info>
              <dc:creator>Paul Willmott</dc:creator>
              <dc:date>2024-04-06T09:43:00</dc:date>
            </office:change-info>
            <text:p text:style-name="Standard"><text:s/>defines the protocol</text:p>
          </text:deletion>
        </text:changed-region>
        <text:changed-region xml:id="ct105553136184960" text:id="ct105553136184960">
          <text:insertion>
            <office:change-info>
              <dc:creator>Paul Willmott</dc:creator>
              <dc:date>2024-04-06T09:43:00</dc:date>
            </office:change-info>
          </text:insertion>
        </text:changed-region>
        <text:changed-region xml:id="ct105553136185344" text:id="ct105553136185344">
          <text:deletion>
            <office:change-info>
              <dc:creator>Paul Willmott</dc:creator>
              <dc:date>2024-04-04T09:32:00</dc:date>
            </office:change-info>
            <text:p text:style-name="Standard">OpenLCB</text:p>
          </text:deletion>
        </text:changed-region>
        <text:changed-region xml:id="ct105553136185536" text:id="ct105553136185536">
          <text:insertion>
            <office:change-info>
              <dc:creator>Paul Willmott</dc:creator>
              <dc:date>2024-04-04T09:34:00</dc:date>
            </office:change-info>
          </text:insertion>
        </text:changed-region>
        <text:changed-region xml:id="ct105553136185728" text:id="ct105553136185728">
          <text:insertion>
            <office:change-info>
              <dc:creator>Paul Willmott</dc:creator>
              <dc:date>2024-04-04T09:32:00</dc:date>
            </office:change-info>
          </text:insertion>
        </text:changed-region>
        <text:changed-region xml:id="ct105553136185920" text:id="ct105553136185920">
          <text:deletion>
            <office:change-info>
              <dc:creator>Paul Willmott</dc:creator>
              <dc:date>2024-04-04T09:32:00</dc:date>
            </office:change-info>
            <text:p text:style-name="Standard">events</text:p>
          </text:deletion>
        </text:changed-region>
        <text:changed-region xml:id="ct105553136186112" text:id="ct105553136186112">
          <text:insertion>
            <office:change-info>
              <dc:creator>Paul Willmott</dc:creator>
              <dc:date>2024-04-06T09:43:00</dc:date>
            </office:change-info>
          </text:insertion>
        </text:changed-region>
        <text:changed-region xml:id="ct105553136186304" text:id="ct105553136186304">
          <text:deletion>
            <office:change-info>
              <dc:creator>Paul Willmott</dc:creator>
              <dc:date>2024-04-04T09:34:00</dc:date>
            </office:change-info>
            <text:p text:style-name="Standard">across</text:p>
          </text:deletion>
        </text:changed-region>
        <text:changed-region xml:id="ct105553136186496" text:id="ct105553136186496">
          <text:insertion>
            <office:change-info>
              <dc:creator>Paul Willmott</dc:creator>
              <dc:date>2024-04-04T09:34:00</dc:date>
            </office:change-info>
          </text:insertion>
        </text:changed-region>
        <text:changed-region xml:id="ct105553136186688" text:id="ct105553136186688">
          <text:deletion>
            <office:change-info>
              <dc:creator>Paul Willmott</dc:creator>
              <dc:date>2024-04-04T09:59:00</dc:date>
            </office:change-info>
            <text:p text:style-name="Standard"><text:span text:style-name="T1">the</text:span> </text:p>
          </text:deletion>
        </text:changed-region>
        <text:changed-region xml:id="ct105553136186880" text:id="ct105553136186880">
          <text:deletion>
            <office:change-info>
              <dc:creator>Paul Willmott</dc:creator>
              <dc:date>2024-04-04T09:59:00</dc:date>
            </office:change-info>
            <text:p text:style-name="Standard">network</text:p>
          </text:deletion>
        </text:changed-region>
        <text:changed-region xml:id="ct105553136187072" text:id="ct105553136187072">
          <text:insertion>
            <office:change-info>
              <dc:creator>Paul Willmott</dc:creator>
              <dc:date>2024-04-04T09:59:00</dc:date>
            </office:change-info>
          </text:insertion>
        </text:changed-region>
        <text:changed-region xml:id="ct105553136187264" text:id="ct105553136187264">
          <text:insertion>
            <office:change-info>
              <dc:creator>Paul Willmott</dc:creator>
              <dc:date>2024-04-04T10:05:00</dc:date>
            </office:change-info>
          </text:insertion>
        </text:changed-region>
        <text:changed-region xml:id="ct105553136187456" text:id="ct105553136187456">
          <text:insertion>
            <office:change-info>
              <dc:creator>Paul Willmott</dc:creator>
              <dc:date>2024-04-06T09:44:00</dc:date>
            </office:change-info>
          </text:insertion>
        </text:changed-region>
        <text:changed-region xml:id="ct105553136187648" text:id="ct105553136187648">
          <text:insertion>
            <office:change-info>
              <dc:creator>Paul Willmott</dc:creator>
              <dc:date>2024-04-04T10:06:00</dc:date>
            </office:change-info>
          </text:insertion>
        </text:changed-region>
        <text:changed-region xml:id="ct105553136187840" text:id="ct105553136187840">
          <text:insertion>
            <office:change-info>
              <dc:creator>Paul Willmott</dc:creator>
              <dc:date>2024-04-04T10:07:00</dc:date>
            </office:change-info>
          </text:insertion>
        </text:changed-region>
        <text:changed-region xml:id="ct105553136188032" text:id="ct105553136188032">
          <text:insertion>
            <office:change-info>
              <dc:creator>Paul Willmott</dc:creator>
              <dc:date>2024-04-04T09:53:00</dc:date>
            </office:change-info>
          </text:insertion>
        </text:changed-region>
        <text:changed-region xml:id="ct105553136188224" text:id="ct105553136188224">
          <text:insertion>
            <office:change-info>
              <dc:creator>Paul Willmott</dc:creator>
              <dc:date>2024-04-04T09:54:00</dc:date>
            </office:change-info>
          </text:insertion>
        </text:changed-region>
        <text:changed-region xml:id="ct105553136156672" text:id="ct105553136156672">
          <text:deletion>
            <office:change-info>
              <dc:creator>Paul Willmott</dc:creator>
              <dc:date>2024-04-04T10:21:00</dc:date>
            </office:change-info>
            <text:p text:style-name="Standard">This document defines that interaction between producers and consumers in terms of OpenLCB messages.</text:p>
            <text:p text:style-name="Standard">In addition, the Event ID can be accompanied by one or byes of payload whose content is defined by other OpenLCB documents. Transporting events provides general and flexible messaging between nodes, following the principles of the Producer-Consumer model. <text:s/>The information is carried by an Event Identifier (Event ID),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and shared by cooperative action between nodes that “produce” the event by sending messages, and nodes that “consume” the event by receiving messages and acting upon them. <text:s/></text:p>
          </text:deletion>
        </text:changed-region>
        <text:changed-region xml:id="ct105553136156864" text:id="ct105553136156864">
          <text:deletion>
            <office:change-info>
              <dc:creator>Paul Willmott</dc:creator>
              <dc:date>2024-04-04T10:21:00</dc:date>
            </office:change-info>
            <text:p text:style-name="Standard">event</text:p>
          </text:deletion>
        </text:changed-region>
        <text:changed-region xml:id="ct105553136157056" text:id="ct105553136157056">
          <text:insertion>
            <office:change-info>
              <dc:creator>Paul Willmott</dc:creator>
              <dc:date>2024-04-04T10:21:00</dc:date>
            </office:change-info>
          </text:insertion>
        </text:changed-region>
        <text:changed-region xml:id="ct105553136157248" text:id="ct105553136157248">
          <text:insertion>
            <office:change-info>
              <dc:creator>Paul Willmott</dc:creator>
              <dc:date>2024-04-04T10:22:00</dc:date>
            </office:change-info>
          </text:insertion>
        </text:changed-region>
        <text:changed-region xml:id="ct105553136157440" text:id="ct105553136157440">
          <text:insertion>
            <office:change-info>
              <dc:creator>Paul Willmott</dc:creator>
              <dc:date>2024-04-06T13:40:00</dc:date>
            </office:change-info>
          </text:insertion>
        </text:changed-region>
        <text:changed-region xml:id="ct105553136157632" text:id="ct105553136157632">
          <text:deletion>
            <office:change-info>
              <dc:creator>Paul Willmott</dc:creator>
              <dc:date>2024-04-04T10:22:00</dc:date>
            </office:change-info>
            <text:p text:style-name="Standard"><text:span text:style-name="T2">Section 4 gi</text:span>ves an overview of the message types with an abstract numeric description intended as a normative guide to the construction of concrete message types over specific physical transport media. Section 7 describes in concrete detail the implementation of the event transport message formats for the specific physical transport media that have been adopted as normative standards.</text:p>
          </text:deletion>
        </text:changed-region>
        <text:changed-region xml:id="ct105553136157824" text:id="ct105553136157824">
          <text:deletion>
            <office:change-info>
              <dc:creator>Paul Willmott</dc:creator>
              <dc:date>2024-04-04T10:26:00</dc:date>
            </office:change-info>
            <text:p text:style-name="Standard"/>
            <text:p text:style-name="Standard"/>
          </text:deletion>
        </text:changed-region>
        <text:changed-region xml:id="ct105553136158208" text:id="ct105553136158208">
          <text:insertion>
            <office:change-info>
              <dc:creator>Paul Willmott</dc:creator>
              <dc:date>2024-04-04T10:23:00</dc:date>
            </office:change-info>
          </text:insertion>
        </text:changed-region>
        <text:changed-region xml:id="ct105553136158784" text:id="ct105553136158784">
          <text:deletion>
            <office:change-info>
              <dc:creator>Paul Willmott</dc:creator>
              <dc:date>2024-04-04T10:49:00</dc:date>
            </office:change-info>
            <text:p text:style-name="Standard"><text:span text:style-name="T1">Higher-level protocols are based on this message network, but are defined elsewhere. The Message Network Standard defines the Initialized node state which is referenced here.</text:span></text:p>
          </text:deletion>
        </text:changed-region>
        <text:changed-region xml:id="ct105553136158400" text:id="ct105553136158400">
          <text:insertion>
            <office:change-info>
              <dc:creator>Paul Willmott</dc:creator>
              <dc:date>2024-04-04T10:24:00</dc:date>
            </office:change-info>
          </text:insertion>
        </text:changed-region>
        <text:changed-region xml:id="ct105553136158976" text:id="ct105553136158976">
          <text:insertion>
            <office:change-info>
              <dc:creator>Paul Willmott</dc:creator>
              <dc:date>2024-04-04T10:35:00</dc:date>
            </office:change-info>
          </text:insertion>
        </text:changed-region>
        <text:changed-region xml:id="ct105553136159168" text:id="ct105553136159168">
          <text:insertion>
            <office:change-info>
              <dc:creator>Paul Willmott</dc:creator>
              <dc:date>2024-04-04T10:35:00</dc:date>
            </office:change-info>
          </text:insertion>
        </text:changed-region>
        <text:changed-region xml:id="ct105553136159552" text:id="ct105553136159552">
          <text:deletion>
            <office:change-info>
              <dc:creator>Paul Willmott</dc:creator>
              <dc:date>2024-04-04T10:25:00</dc:date>
            </office:change-info>
            <text:p text:style-name="Standard"/>
            <text:p text:style-name="Standard">The OpenLCB CAN Frame Transport Standard, which defines the formats for transporting OpenLCB messages over CAN networks.</text:p>
          </text:deletion>
        </text:changed-region>
        <text:changed-region xml:id="ct105553136158592" text:id="ct105553136158592">
          <text:insertion>
            <office:change-info>
              <dc:creator>Paul Willmott</dc:creator>
              <dc:date>2024-04-04T10:35:00</dc:date>
            </office:change-info>
          </text:insertion>
        </text:changed-region>
        <text:changed-region xml:id="ct105553136159360" text:id="ct105553136159360">
          <text:insertion>
            <office:change-info>
              <dc:creator>Paul Willmott</dc:creator>
              <dc:date>2024-04-04T10:36:00</dc:date>
            </office:change-info>
          </text:insertion>
        </text:changed-region>
        <text:changed-region xml:id="ct105553136159744" text:id="ct105553136159744">
          <text:insertion>
            <office:change-info>
              <dc:creator>Paul Willmott</dc:creator>
              <dc:date>2024-04-04T10:47:00</dc:date>
            </office:change-info>
          </text:insertion>
        </text:changed-region>
        <text:changed-region xml:id="ct105553136159936" text:id="ct105553136159936">
          <text:deletion>
            <office:change-info>
              <dc:creator>Paul Willmott</dc:creator>
              <dc:date>2024-04-04T10:38:00</dc:date>
            </office:change-info>
            <text:h text:style-name="Heading_20_1" text:outline-level="1">Message Formats (Normative)</text:h>
          </text:deletion>
        </text:changed-region>
        <text:changed-region xml:id="ct105553136160128" text:id="ct105553136160128">
          <text:insertion>
            <office:change-info>
              <dc:creator>Paul Willmott</dc:creator>
              <dc:date>2024-04-04T10:39:00</dc:date>
            </office:change-info>
          </text:insertion>
        </text:changed-region>
        <text:changed-region xml:id="ct105553136160704" text:id="ct105553136160704">
          <text:insertion>
            <office:change-info>
              <dc:creator>Paul Willmott</dc:creator>
              <dc:date>2024-04-06T10:12:00</dc:date>
            </office:change-info>
          </text:insertion>
        </text:changed-region>
        <text:changed-region xml:id="ct105553136160320" text:id="ct105553136160320">
          <text:insertion>
            <office:change-info>
              <dc:creator>Paul Willmott</dc:creator>
              <dc:date>2024-04-04T10:40:00</dc:date>
            </office:change-info>
          </text:insertion>
        </text:changed-region>
        <text:changed-region xml:id="ct105553136160896" text:id="ct105553136160896">
          <text:insertion>
            <office:change-info>
              <dc:creator>Paul Willmott</dc:creator>
              <dc:date>2024-04-06T12:59:00</dc:date>
            </office:change-info>
          </text:insertion>
        </text:changed-region>
        <text:changed-region xml:id="ct105553136160512" text:id="ct105553136160512">
          <text:deletion>
            <office:change-info>
              <dc:creator>Paul Willmott</dc:creator>
              <dc:date>2024-04-06T10:27:00</dc:date>
            </office:change-info>
            <text:h text:style-name="Heading_20_2" text:outline-level="2"/>
            <text:p text:style-name="P1"/>
          </text:deletion>
        </text:changed-region>
        <text:changed-region xml:id="ct105553136161472" text:id="ct105553136161472">
          <text:deletion>
            <office:change-info>
              <dc:creator>Paul Willmott</dc:creator>
              <dc:date>2024-04-04T10:59:00</dc:date>
            </office:change-info>
            <text:p text:style-name="P1">In the following, the “Common MTI” column specifies the MTI value to be used when communicating in OpenLCB common format. The Common MTI is an abstract numeric description intended as a normative guide to the construction of concrete message formats over specific physical transport media.</text:p>
            <text:p text:style-name="Standard">“<text:span text:style-name="T1">Event ID</text:span> Range” in the Data Content field refers to a range of <text:span text:style-name="T1">Event ID</text:span> values specified through a compare-under-mask operation. <text:s/>The low bit of the field defines the sign of the mask: a '1' least-significant bit indicates the mask is represented by 1-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P1"><text:tab/>inRange = ( (E AND NOT mask) EQUALS (R AND NOT mask) )</text:p>
          </text:deletion>
        </text:changed-region>
        <text:changed-region xml:id="ct105553136161088" text:id="ct105553136161088">
          <text:deletion>
            <office:change-info>
              <dc:creator>Paul Willmott</dc:creator>
              <dc:date>2024-04-04T11:03:00</dc:date>
            </office:change-info>
            <text:p text:style-name="P1"/>
            <text:p text:style-name="P1"/>
          </text:deletion>
        </text:changed-region>
        <text:changed-region xml:id="ct105553136161280" text:id="ct105553136161280">
          <text:insertion>
            <office:change-info>
              <dc:creator>Paul Willmott</dc:creator>
              <dc:date>2024-04-06T13:04:00</dc:date>
            </office:change-info>
          </text:insertion>
        </text:changed-region>
        <text:changed-region xml:id="ct105553136162432" text:id="ct105553136162432">
          <text:insertion>
            <office:change-info>
              <dc:creator>Paul Willmott</dc:creator>
              <dc:date>2024-04-06T10:26:00</dc:date>
            </office:change-info>
          </text:insertion>
        </text:changed-region>
        <text:changed-region xml:id="ct105553136161856" text:id="ct105553136161856">
          <text:insertion>
            <office:change-info>
              <dc:creator>Paul Willmott</dc:creator>
              <dc:date>2024-04-04T11:03:00</dc:date>
            </office:change-info>
          </text:insertion>
        </text:changed-region>
        <text:changed-region xml:id="ct105553136162624" text:id="ct105553136162624">
          <text:insertion>
            <office:change-info>
              <dc:creator>Paul Willmott</dc:creator>
              <dc:date>2024-04-04T11:04:00</dc:date>
            </office:change-info>
          </text:insertion>
        </text:changed-region>
        <text:changed-region xml:id="ct105553136162240" text:id="ct105553136162240">
          <text:deletion>
            <office:change-info>
              <dc:creator>Paul Willmott</dc:creator>
              <dc:date>2024-04-04T11:04:00</dc:date>
            </office:change-info>
            <text:p text:style-name="Standard">Producer/Consumer Event Report (PCER)</text:p>
          </text:deletion>
        </text:changed-region>
        <text:changed-region xml:id="ct105553136161664" text:id="ct105553136161664">
          <text:insertion>
            <office:change-info>
              <dc:creator>Paul Willmott</dc:creator>
              <dc:date>2024-04-04T11:32:00</dc:date>
            </office:change-info>
          </text:insertion>
        </text:changed-region>
        <text:changed-region xml:id="ct105553136162048" text:id="ct105553136162048">
          <text:insertion>
            <office:change-info>
              <dc:creator>Paul Willmott</dc:creator>
              <dc:date>2024-04-04T11:04:00</dc:date>
            </office:change-info>
          </text:insertion>
        </text:changed-region>
        <text:changed-region xml:id="ct105553136162816" text:id="ct105553136162816">
          <text:insertion>
            <office:change-info>
              <dc:creator>Paul Willmott</dc:creator>
              <dc:date>2024-04-04T11:05:00</dc:date>
            </office:change-info>
          </text:insertion>
        </text:changed-region>
        <text:changed-region xml:id="ct105553136163008" text:id="ct105553136163008">
          <text:insertion>
            <office:change-info>
              <dc:creator>Paul Willmott</dc:creator>
              <dc:date>2024-04-04T11:06:00</dc:date>
            </office:change-info>
          </text:insertion>
        </text:changed-region>
        <text:changed-region xml:id="ct105553136163200" text:id="ct105553136163200">
          <text:insertion>
            <office:change-info>
              <dc:creator>Paul Willmott</dc:creator>
              <dc:date>2024-04-04T11:27:00</dc:date>
            </office:change-info>
          </text:insertion>
        </text:changed-region>
        <text:changed-region xml:id="ct105553136163392" text:id="ct105553136163392">
          <text:insertion>
            <office:change-info>
              <dc:creator>Paul Willmott</dc:creator>
              <dc:date>2024-04-04T11:07:00</dc:date>
            </office:change-info>
          </text:insertion>
        </text:changed-region>
        <text:changed-region xml:id="ct105553136163584" text:id="ct105553136163584">
          <text:insertion>
            <office:change-info>
              <dc:creator>Paul Willmott</dc:creator>
              <dc:date>2024-04-04T14:01:00</dc:date>
            </office:change-info>
          </text:insertion>
        </text:changed-region>
        <text:changed-region xml:id="ct105553136163776" text:id="ct105553136163776">
          <text:insertion>
            <office:change-info>
              <dc:creator>Paul Willmott</dc:creator>
              <dc:date>2024-04-04T11:34:00</dc:date>
            </office:change-info>
          </text:insertion>
        </text:changed-region>
        <text:changed-region xml:id="ct105553136163968" text:id="ct105553136163968">
          <text:insertion>
            <office:change-info>
              <dc:creator>Paul Willmott</dc:creator>
              <dc:date>2024-04-04T11:35:00</dc:date>
            </office:change-info>
          </text:insertion>
        </text:changed-region>
        <text:changed-region xml:id="ct105553136164160" text:id="ct105553136164160">
          <text:insertion>
            <office:change-info>
              <dc:creator>Paul Willmott</dc:creator>
              <dc:date>2024-04-04T11:44:00</dc:date>
            </office:change-info>
          </text:insertion>
        </text:changed-region>
        <text:changed-region xml:id="ct105553136164352" text:id="ct105553136164352">
          <text:insertion>
            <office:change-info>
              <dc:creator>Paul Willmott</dc:creator>
              <dc:date>2024-04-04T11:45:00</dc:date>
            </office:change-info>
          </text:insertion>
        </text:changed-region>
        <text:changed-region xml:id="ct105553136164544" text:id="ct105553136164544">
          <text:insertion>
            <office:change-info>
              <dc:creator>Paul Willmott</dc:creator>
              <dc:date>2024-04-04T11:48:00</dc:date>
            </office:change-info>
          </text:insertion>
        </text:changed-region>
        <text:changed-region xml:id="ct105553136164736" text:id="ct105553136164736">
          <text:insertion>
            <office:change-info>
              <dc:creator>Paul Willmott</dc:creator>
              <dc:date>2024-04-04T11:47:00</dc:date>
            </office:change-info>
          </text:insertion>
        </text:changed-region>
        <text:changed-region xml:id="ct105553136164928" text:id="ct105553136164928">
          <text:insertion>
            <office:change-info>
              <dc:creator>Paul Willmott</dc:creator>
              <dc:date>2024-04-04T11:50:00</dc:date>
            </office:change-info>
          </text:insertion>
        </text:changed-region>
        <text:changed-region xml:id="ct105553136165120" text:id="ct105553136165120">
          <text:insertion>
            <office:change-info>
              <dc:creator>Paul Willmott</dc:creator>
              <dc:date>2024-04-07T08:53:00</dc:date>
            </office:change-info>
          </text:insertion>
        </text:changed-region>
        <text:changed-region xml:id="ct105553136165312" text:id="ct105553136165312">
          <text:insertion>
            <office:change-info>
              <dc:creator>Paul Willmott</dc:creator>
              <dc:date>2024-04-06T12:04:00</dc:date>
            </office:change-info>
          </text:insertion>
        </text:changed-region>
        <text:changed-region xml:id="ct105553136165504" text:id="ct105553136165504">
          <text:insertion>
            <office:change-info>
              <dc:creator>Paul Willmott</dc:creator>
              <dc:date>2024-04-06T12:05:00</dc:date>
            </office:change-info>
          </text:insertion>
        </text:changed-region>
        <text:changed-region xml:id="ct105553136165696" text:id="ct105553136165696">
          <text:insertion>
            <office:change-info>
              <dc:creator>Paul Willmott</dc:creator>
              <dc:date>2024-04-06T12:20:00</dc:date>
            </office:change-info>
          </text:insertion>
        </text:changed-region>
        <text:changed-region xml:id="ct105553136165888" text:id="ct105553136165888">
          <text:insertion>
            <office:change-info>
              <dc:creator>Paul Willmott</dc:creator>
              <dc:date>2024-04-06T12:24:00</dc:date>
            </office:change-info>
          </text:insertion>
        </text:changed-region>
        <text:changed-region xml:id="ct105553136166080" text:id="ct105553136166080">
          <text:insertion>
            <office:change-info>
              <dc:creator>Paul Willmott</dc:creator>
              <dc:date>2024-04-06T12:25:00</dc:date>
            </office:change-info>
          </text:insertion>
        </text:changed-region>
        <text:changed-region xml:id="ct105553136166272" text:id="ct105553136166272">
          <text:insertion>
            <office:change-info>
              <dc:creator>Paul Willmott</dc:creator>
              <dc:date>2024-04-04T11:53:00</dc:date>
            </office:change-info>
          </text:insertion>
        </text:changed-region>
        <text:changed-region xml:id="ct105553136166848" text:id="ct105553136166848">
          <text:insertion>
            <office:change-info>
              <dc:creator>Paul Willmott</dc:creator>
              <dc:date>2024-04-04T12:08:00</dc:date>
            </office:change-info>
          </text:insertion>
        </text:changed-region>
        <text:changed-region xml:id="ct105553136166464" text:id="ct105553136166464">
          <text:insertion>
            <office:change-info>
              <dc:creator>Paul Willmott</dc:creator>
              <dc:date>2024-04-04T12:12:00</dc:date>
            </office:change-info>
          </text:insertion>
        </text:changed-region>
        <text:changed-region xml:id="ct105553136167232" text:id="ct105553136167232">
          <text:insertion>
            <office:change-info>
              <dc:creator>Paul Willmott</dc:creator>
              <dc:date>2024-04-04T12:12:00</dc:date>
            </office:change-info>
          </text:insertion>
        </text:changed-region>
        <text:changed-region xml:id="ct105553136166656" text:id="ct105553136166656">
          <text:insertion>
            <office:change-info>
              <dc:creator>Paul Willmott</dc:creator>
              <dc:date>2024-04-04T12:12:00</dc:date>
            </office:change-info>
          </text:insertion>
        </text:changed-region>
        <text:changed-region xml:id="ct105553136167040" text:id="ct105553136167040">
          <text:insertion>
            <office:change-info>
              <dc:creator>Paul Willmott</dc:creator>
              <dc:date>2024-04-04T12:12:00</dc:date>
            </office:change-info>
          </text:insertion>
        </text:changed-region>
        <text:changed-region xml:id="ct105553136167808" text:id="ct105553136167808">
          <text:insertion>
            <office:change-info>
              <dc:creator>Paul Willmott</dc:creator>
              <dc:date>2024-04-04T12:12:00</dc:date>
            </office:change-info>
          </text:insertion>
        </text:changed-region>
        <text:changed-region xml:id="ct105553136167424" text:id="ct105553136167424">
          <text:insertion>
            <office:change-info>
              <dc:creator>Paul Willmott</dc:creator>
              <dc:date>2024-04-04T12:12:00</dc:date>
            </office:change-info>
          </text:insertion>
        </text:changed-region>
        <text:changed-region xml:id="ct105553136168192" text:id="ct105553136168192">
          <text:insertion>
            <office:change-info>
              <dc:creator>Paul Willmott</dc:creator>
              <dc:date>2024-04-04T12:15:00</dc:date>
            </office:change-info>
          </text:insertion>
        </text:changed-region>
        <text:changed-region xml:id="ct105553136167616" text:id="ct105553136167616">
          <text:insertion>
            <office:change-info>
              <dc:creator>Paul Willmott</dc:creator>
              <dc:date>2024-04-04T12:12:00</dc:date>
            </office:change-info>
          </text:insertion>
        </text:changed-region>
        <text:changed-region xml:id="ct105553136168000" text:id="ct105553136168000">
          <text:insertion>
            <office:change-info>
              <dc:creator>Paul Willmott</dc:creator>
              <dc:date>2024-04-04T12:15:00</dc:date>
            </office:change-info>
          </text:insertion>
        </text:changed-region>
        <text:changed-region xml:id="ct105553136168384" text:id="ct105553136168384">
          <text:insertion>
            <office:change-info>
              <dc:creator>Paul Willmott</dc:creator>
              <dc:date>2024-04-07T09:15:00</dc:date>
            </office:change-info>
          </text:insertion>
        </text:changed-region>
        <text:changed-region xml:id="ct105553136168576" text:id="ct105553136168576">
          <text:insertion>
            <office:change-info>
              <dc:creator>Paul Willmott</dc:creator>
              <dc:date>2024-04-06T12:35:00</dc:date>
            </office:change-info>
          </text:insertion>
        </text:changed-region>
        <text:changed-region xml:id="ct105553136169152" text:id="ct105553136169152">
          <text:insertion>
            <office:change-info>
              <dc:creator>Paul Willmott</dc:creator>
              <dc:date>2024-04-06T12:17:00</dc:date>
            </office:change-info>
          </text:insertion>
        </text:changed-region>
        <text:changed-region xml:id="ct105553136168768" text:id="ct105553136168768">
          <text:insertion>
            <office:change-info>
              <dc:creator>Paul Willmott</dc:creator>
              <dc:date>2024-04-06T12:18:00</dc:date>
            </office:change-info>
          </text:insertion>
        </text:changed-region>
        <text:changed-region xml:id="ct105553136169536" text:id="ct105553136169536">
          <text:insertion>
            <office:change-info>
              <dc:creator>Paul Willmott</dc:creator>
              <dc:date>2024-04-04T13:14:00</dc:date>
            </office:change-info>
          </text:insertion>
        </text:changed-region>
        <text:changed-region xml:id="ct105553136168960" text:id="ct105553136168960">
          <text:insertion>
            <office:change-info>
              <dc:creator>Paul Willmott</dc:creator>
              <dc:date>2024-04-04T13:15:00</dc:date>
            </office:change-info>
          </text:insertion>
        </text:changed-region>
        <text:changed-region xml:id="ct105553136169344" text:id="ct105553136169344">
          <text:insertion>
            <office:change-info>
              <dc:creator>Paul Willmott</dc:creator>
              <dc:date>2024-04-04T12:15:00</dc:date>
            </office:change-info>
          </text:insertion>
        </text:changed-region>
        <text:changed-region xml:id="ct105553136170496" text:id="ct105553136170496">
          <text:insertion>
            <office:change-info>
              <dc:creator>Paul Willmott</dc:creator>
              <dc:date>2024-04-04T12:15:00</dc:date>
            </office:change-info>
          </text:insertion>
        </text:changed-region>
        <text:changed-region xml:id="ct105553136170688" text:id="ct105553136170688">
          <text:insertion>
            <office:change-info>
              <dc:creator>Paul Willmott</dc:creator>
              <dc:date>2024-04-04T12:15:00</dc:date>
            </office:change-info>
          </text:insertion>
        </text:changed-region>
        <text:changed-region xml:id="ct105553136171072" text:id="ct105553136171072">
          <text:insertion>
            <office:change-info>
              <dc:creator>Paul Willmott</dc:creator>
              <dc:date>2024-04-04T12:15:00</dc:date>
            </office:change-info>
          </text:insertion>
        </text:changed-region>
        <text:changed-region xml:id="ct105553136169920" text:id="ct105553136169920">
          <text:insertion>
            <office:change-info>
              <dc:creator>Paul Willmott</dc:creator>
              <dc:date>2024-04-04T12:15:00</dc:date>
            </office:change-info>
          </text:insertion>
        </text:changed-region>
        <text:changed-region xml:id="ct105553136171264" text:id="ct105553136171264">
          <text:insertion>
            <office:change-info>
              <dc:creator>Paul Willmott</dc:creator>
              <dc:date>2024-04-04T12:15:00</dc:date>
            </office:change-info>
          </text:insertion>
        </text:changed-region>
        <text:changed-region xml:id="ct105553136171456" text:id="ct105553136171456">
          <text:insertion>
            <office:change-info>
              <dc:creator>Paul Willmott</dc:creator>
              <dc:date>2024-04-04T12:15:00</dc:date>
            </office:change-info>
          </text:insertion>
        </text:changed-region>
        <text:changed-region xml:id="ct105553136172032" text:id="ct105553136172032">
          <text:insertion>
            <office:change-info>
              <dc:creator>Paul Willmott</dc:creator>
              <dc:date>2024-04-04T12:17:00</dc:date>
            </office:change-info>
          </text:insertion>
        </text:changed-region>
        <text:changed-region xml:id="ct105553136171648" text:id="ct105553136171648">
          <text:insertion>
            <office:change-info>
              <dc:creator>Paul Willmott</dc:creator>
              <dc:date>2024-04-04T12:15:00</dc:date>
            </office:change-info>
          </text:insertion>
        </text:changed-region>
        <text:changed-region xml:id="ct105553136172416" text:id="ct105553136172416">
          <text:insertion>
            <office:change-info>
              <dc:creator>Paul Willmott</dc:creator>
              <dc:date>2024-04-04T12:17:00</dc:date>
            </office:change-info>
          </text:insertion>
        </text:changed-region>
        <text:changed-region xml:id="ct105553136171840" text:id="ct105553136171840">
          <text:insertion>
            <office:change-info>
              <dc:creator>Paul Willmott</dc:creator>
              <dc:date>2024-04-06T12:38:00</dc:date>
            </office:change-info>
          </text:insertion>
        </text:changed-region>
        <text:changed-region xml:id="ct105553136172224" text:id="ct105553136172224">
          <text:insertion>
            <office:change-info>
              <dc:creator>Paul Willmott</dc:creator>
              <dc:date>2024-04-06T12:37:00</dc:date>
            </office:change-info>
          </text:insertion>
        </text:changed-region>
        <text:changed-region xml:id="ct105553136172608" text:id="ct105553136172608">
          <text:insertion>
            <office:change-info>
              <dc:creator>Paul Willmott</dc:creator>
              <dc:date>2024-04-04T12:15:00</dc:date>
            </office:change-info>
          </text:insertion>
        </text:changed-region>
        <text:changed-region xml:id="ct105553136177472" text:id="ct105553136177472">
          <text:insertion>
            <office:change-info>
              <dc:creator>Paul Willmott</dc:creator>
              <dc:date>2024-04-04T13:58:00</dc:date>
            </office:change-info>
          </text:insertion>
        </text:changed-region>
        <text:changed-region xml:id="ct105553136179392" text:id="ct105553136179392">
          <text:insertion>
            <office:change-info>
              <dc:creator>Paul Willmott</dc:creator>
              <dc:date>2024-04-06T12:38:00</dc:date>
            </office:change-info>
          </text:insertion>
        </text:changed-region>
        <text:changed-region xml:id="ct105553136175744" text:id="ct105553136175744">
          <text:insertion>
            <office:change-info>
              <dc:creator>Paul Willmott</dc:creator>
              <dc:date>2024-04-06T12:39:00</dc:date>
            </office:change-info>
          </text:insertion>
        </text:changed-region>
        <text:changed-region xml:id="ct105553136188416" text:id="ct105553136188416">
          <text:insertion>
            <office:change-info>
              <dc:creator>Paul Willmott</dc:creator>
              <dc:date>2024-04-04T13:59:00</dc:date>
            </office:change-info>
          </text:insertion>
        </text:changed-region>
        <text:changed-region xml:id="ct105553136179584" text:id="ct105553136179584">
          <text:insertion>
            <office:change-info>
              <dc:creator>Paul Willmott</dc:creator>
              <dc:date>2024-04-06T12:39:00</dc:date>
            </office:change-info>
          </text:insertion>
        </text:changed-region>
        <text:changed-region xml:id="ct105553136189184" text:id="ct105553136189184">
          <text:insertion>
            <office:change-info>
              <dc:creator>Paul Willmott</dc:creator>
              <dc:date>2024-04-06T12:40:00</dc:date>
            </office:change-info>
          </text:insertion>
        </text:changed-region>
        <text:changed-region xml:id="ct105553135681536" text:id="ct105553135681536">
          <text:insertion>
            <office:change-info>
              <dc:creator>Paul Willmott</dc:creator>
              <dc:date>2024-04-04T14:21:00</dc:date>
            </office:change-info>
          </text:insertion>
        </text:changed-region>
        <text:changed-region xml:id="ct105553135681728" text:id="ct105553135681728">
          <text:insertion>
            <office:change-info>
              <dc:creator>Paul Willmott</dc:creator>
              <dc:date>2024-04-06T13:47:00</dc:date>
            </office:change-info>
          </text:insertion>
        </text:changed-region>
        <text:changed-region xml:id="ct105553135684416" text:id="ct105553135684416">
          <text:deletion>
            <office:change-info>
              <dc:creator>Paul Willmott</dc:creator>
              <dc:date>2024-04-06T13:26:00</dc:date>
            </office:change-info>
            <text:p text:style-name="P2"/>
            <text:p text:style-name="P2"/>
            <text:p text:style-name="P2"/>
          </text:deletion>
        </text:changed-region>
        <text:changed-region xml:id="ct105553135685376" text:id="ct105553135685376">
          <text:deletion>
            <office:change-info>
              <dc:creator>Paul Willmott</dc:creator>
              <dc:date>2024-04-04T14:20:00</dc:date>
            </office:change-info>
            <text:p text:style-name="P2"><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8">Name</text:p>
                </table:table-cell>
                <table:table-cell table:style-name="Table2.A1" office:value-type="string">
                  <text:p text:style-name="P41">Simple Node </text:p>
                </table:table-cell>
                <table:table-cell table:style-name="Table2.A1" office:value-type="string">
                  <text:p text:style-name="P38">Dest ID</text:p>
                </table:table-cell>
                <table:table-cell table:style-name="Table2.A1" office:value-type="string">
                  <text:p text:style-name="P38">Event ID</text:p>
                </table:table-cell>
                <table:table-cell table:style-name="Table2.A1" office:value-type="string">
                  <text:p text:style-name="P38">Common MTI</text:p>
                </table:table-cell>
                <table:table-cell table:style-name="Table2.F1" office:value-type="string">
                  <text:p text:style-name="P38">Data Content</text:p>
                </table:table-cell>
              </table:table-row>
              <table:table-row>
                <table:table-cell table:style-name="Table2.A2" office:value-type="string">
                  <text:p text:style-name="P39">Identify Consumer</text:p>
                </table:table-cell>
                <table:table-cell table:style-name="Table2.A2" office:value-type="string">
                  <text:p text:style-name="P40">Y</text:p>
                </table:table-cell>
                <table:table-cell table:style-name="Table2.A2" office:value-type="string">
                  <text:p text:style-name="P40">N</text:p>
                </table:table-cell>
                <table:table-cell table:style-name="Table2.A2" office:value-type="string">
                  <text:p text:style-name="P40">Y</text:p>
                </table:table-cell>
                <table:table-cell table:style-name="Table2.A2" office:value-type="string">
                  <text:p text:style-name="P40">0x08F4</text:p>
                </table:table-cell>
                <table:table-cell table:style-name="Table2.F2" office:value-type="string">
                  <text:p text:style-name="P40">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38">Name</text:p>
                </table:table-cell>
                <table:table-cell table:style-name="Table4.A1" office:value-type="string">
                  <text:p text:style-name="P41">Simple Node </text:p>
                </table:table-cell>
                <table:table-cell table:style-name="Table4.A1" office:value-type="string">
                  <text:p text:style-name="P38">Dest ID</text:p>
                </table:table-cell>
                <table:table-cell table:style-name="Table4.A1" office:value-type="string">
                  <text:p text:style-name="P38">Event ID</text:p>
                </table:table-cell>
                <table:table-cell table:style-name="Table4.A1" office:value-type="string">
                  <text:p text:style-name="P38">Common MTI</text:p>
                </table:table-cell>
                <table:table-cell table:style-name="Table4.F1" office:value-type="string">
                  <text:p text:style-name="P38">Data Content</text:p>
                </table:table-cell>
              </table:table-row>
              <table:table-row>
                <table:table-cell table:style-name="Table4.A2" office:value-type="string">
                  <text:p text:style-name="P39">Consumer Identified</text:p>
                </table:table-cell>
                <table:table-cell table:style-name="Table4.A2" office:value-type="string">
                  <text:p text:style-name="P40">N</text:p>
                </table:table-cell>
                <table:table-cell table:style-name="Table4.A2" office:value-type="string">
                  <text:p text:style-name="P40">N</text:p>
                </table:table-cell>
                <table:table-cell table:style-name="Table4.A2" office:value-type="string">
                  <text:p text:style-name="P40">Y</text:p>
                </table:table-cell>
                <table:table-cell table:style-name="Table4.A2" office:value-type="string">
                  <text:p text:style-name="P39">0x04C4 – Valid<text:line-break/>0x04C5 – Invalid<text:line-break/>0x04C7 – Unknown</text:p>
                </table:table-cell>
                <table:table-cell table:style-name="Table4.F2" office:value-type="string">
                  <text:p text:style-name="P40">Event ID</text:p>
                </table:table-cell>
              </table:table-row>
            </table:table>
            <text:p text:style-name="Standard"/>
            <text:p text:style-name="Standard">This message has three sub-forms, which carry the status of the identified consumer. <text:s/>They are, respectively:</text:p>
            <text:list xml:id="list4952864505313611558" text:style-name="L1">
              <text:list-item>
                <text:p text:style-name="P3">Currently valid – the internal state of the consumer &amp; associated devices is known to be the same as if this was the last event consumed</text:p>
              </text:list-item>
              <text:list-item>
                <text:p text:style-name="P3">Currently invalid – the internal state of the consumer &amp; associated devices is known to not be the same as if this was the last event consumed</text:p>
              </text:list-item>
              <text:list-item>
                <text:p text:style-name="P3">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38">Name</text:p>
                </table:table-cell>
                <table:table-cell table:style-name="Table5.A1" office:value-type="string">
                  <text:p text:style-name="P41">Simple Node </text:p>
                </table:table-cell>
                <table:table-cell table:style-name="Table5.A1" office:value-type="string">
                  <text:p text:style-name="P38">Dest ID</text:p>
                </table:table-cell>
                <table:table-cell table:style-name="Table5.A1" office:value-type="string">
                  <text:p text:style-name="P38">Event ID</text:p>
                </table:table-cell>
                <table:table-cell table:style-name="Table5.A1" office:value-type="string">
                  <text:p text:style-name="P38">Common MTI</text:p>
                </table:table-cell>
                <table:table-cell table:style-name="Table5.F1" office:value-type="string">
                  <text:p text:style-name="P38">Data Content</text:p>
                </table:table-cell>
              </table:table-row>
              <table:table-row>
                <table:table-cell table:style-name="Table5.A2" office:value-type="string">
                  <text:p text:style-name="P39">Consumer Range Identified</text:p>
                </table:table-cell>
                <table:table-cell table:style-name="Table5.A2" office:value-type="string">
                  <text:p text:style-name="P40">N</text:p>
                </table:table-cell>
                <table:table-cell table:style-name="Table5.A2" office:value-type="string">
                  <text:p text:style-name="P40">N</text:p>
                </table:table-cell>
                <table:table-cell table:style-name="Table5.A2" office:value-type="string">
                  <text:p text:style-name="P40">Y</text:p>
                </table:table-cell>
                <table:table-cell table:style-name="Table5.A2" office:value-type="string">
                  <text:p text:style-name="P40">0x04A4</text:p>
                </table:table-cell>
                <table:table-cell table:style-name="Table5.F2" office:value-type="string">
                  <text:p text:style-name="P31"><text:span text:style-name="T1">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38">Name</text:p>
                </table:table-cell>
                <table:table-cell table:style-name="Table6.A1" office:value-type="string">
                  <text:p text:style-name="P41">Simple Node </text:p>
                </table:table-cell>
                <table:table-cell table:style-name="Table6.A1" office:value-type="string">
                  <text:p text:style-name="P38">Dest ID</text:p>
                </table:table-cell>
                <table:table-cell table:style-name="Table6.A1" office:value-type="string">
                  <text:p text:style-name="P38">Event ID</text:p>
                </table:table-cell>
                <table:table-cell table:style-name="Table6.A1" office:value-type="string">
                  <text:p text:style-name="P38">Common MTI</text:p>
                </table:table-cell>
                <table:table-cell table:style-name="Table6.F1" office:value-type="string">
                  <text:p text:style-name="P38">Data Content</text:p>
                </table:table-cell>
              </table:table-row>
              <table:table-row>
                <table:table-cell table:style-name="Table6.A2" office:value-type="string">
                  <text:p text:style-name="P39">Identify Producer</text:p>
                </table:table-cell>
                <table:table-cell table:style-name="Table6.A2" office:value-type="string">
                  <text:p text:style-name="P40">Y</text:p>
                </table:table-cell>
                <table:table-cell table:style-name="Table6.A2" office:value-type="string">
                  <text:p text:style-name="P40">N</text:p>
                </table:table-cell>
                <table:table-cell table:style-name="Table6.A2" office:value-type="string">
                  <text:p text:style-name="P40">Y</text:p>
                </table:table-cell>
                <table:table-cell table:style-name="Table6.A2" office:value-type="string">
                  <text:p text:style-name="P40">0x0914</text:p>
                </table:table-cell>
                <table:table-cell table:style-name="Table6.F2" office:value-type="string">
                  <text:p text:style-name="P40">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8">Name</text:p>
                </table:table-cell>
                <table:table-cell table:style-name="Table7.A1" office:value-type="string">
                  <text:p text:style-name="P41">Simple Node </text:p>
                </table:table-cell>
                <table:table-cell table:style-name="Table7.A1" office:value-type="string">
                  <text:p text:style-name="P38">Dest ID</text:p>
                </table:table-cell>
                <table:table-cell table:style-name="Table7.A1" office:value-type="string">
                  <text:p text:style-name="P38">Event ID</text:p>
                </table:table-cell>
                <table:table-cell table:style-name="Table7.A1" office:value-type="string">
                  <text:p text:style-name="P38">Common MTI</text:p>
                </table:table-cell>
                <table:table-cell table:style-name="Table7.F1" office:value-type="string">
                  <text:p text:style-name="P38">Data Content</text:p>
                </table:table-cell>
              </table:table-row>
              <table:table-row>
                <table:table-cell table:style-name="Table7.A2" office:value-type="string">
                  <text:p text:style-name="P39">Producer Identified</text:p>
                </table:table-cell>
                <table:table-cell table:style-name="Table7.A2" office:value-type="string">
                  <text:p text:style-name="P40">N</text:p>
                </table:table-cell>
                <table:table-cell table:style-name="Table7.A2" office:value-type="string">
                  <text:p text:style-name="P40">N</text:p>
                </table:table-cell>
                <table:table-cell table:style-name="Table7.A2" office:value-type="string">
                  <text:p text:style-name="P40">Y</text:p>
                </table:table-cell>
                <table:table-cell table:style-name="Table7.A2" office:value-type="string">
                  <text:p text:style-name="P39">0x0544 – Valid<text:line-break/>0x0545 – Invalid<text:line-break/>0x0547-- Unknown</text:p>
                </table:table-cell>
                <table:table-cell table:style-name="Table7.F2" office:value-type="string">
                  <text:p text:style-name="P40">Event ID</text:p>
                </table:table-cell>
              </table:table-row>
            </table:table>
            <text:p text:style-name="Standard"/>
            <text:p text:style-name="Standard">This message has three sub-forms, which carry the status of the identified producer. <text:s/>They are, respectively:</text:p>
            <text:list xml:id="list71611559" text:continue-numbering="true" text:style-name="L1">
              <text:list-item>
                <text:p text:style-name="P3">Currently valid – the internal state of the producer &amp; associated devices is known to be that which would cause them to produce the event</text:p>
              </text:list-item>
              <text:list-item>
                <text:p text:style-name="P3">Currently invalid – the internal state of the producer &amp; associated devices is known to not be the same as that which would cause them to produce the event</text:p>
              </text:list-item>
              <text:list-item>
                <text:p text:style-name="P3">Currently unknown – the producer cannot determine whether either of the previous conditions is true</text:p>
              </text:list-item>
            </text:list>
            <text:h text:style-name="Heading_20_2" text:outline-level="2">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38">Name</text:p>
                </table:table-cell>
                <table:table-cell table:style-name="Table8.A1" office:value-type="string">
                  <text:p text:style-name="P41">Simple Node </text:p>
                </table:table-cell>
                <table:table-cell table:style-name="Table8.A1" office:value-type="string">
                  <text:p text:style-name="P38">Dest ID</text:p>
                </table:table-cell>
                <table:table-cell table:style-name="Table8.A1" office:value-type="string">
                  <text:p text:style-name="P38">Event ID</text:p>
                </table:table-cell>
                <table:table-cell table:style-name="Table8.A1" office:value-type="string">
                  <text:p text:style-name="P38">Common</text:p>
                  <text:p text:style-name="P38">MTI</text:p>
                </table:table-cell>
                <table:table-cell table:style-name="Table8.F1" office:value-type="string">
                  <text:p text:style-name="P38">Data Content</text:p>
                </table:table-cell>
              </table:table-row>
              <table:table-row>
                <table:table-cell table:style-name="Table8.A2" office:value-type="string">
                  <text:p text:style-name="P39">Producer Identified Range</text:p>
                </table:table-cell>
                <table:table-cell table:style-name="Table8.A2" office:value-type="string">
                  <text:p text:style-name="P40">N</text:p>
                </table:table-cell>
                <table:table-cell table:style-name="Table8.A2" office:value-type="string">
                  <text:p text:style-name="P40">N</text:p>
                </table:table-cell>
                <table:table-cell table:style-name="Table8.A2" office:value-type="string">
                  <text:p text:style-name="P40">Y</text:p>
                </table:table-cell>
                <table:table-cell table:style-name="Table8.A2" office:value-type="string">
                  <text:p text:style-name="P40">0x0524</text:p>
                </table:table-cell>
                <table:table-cell table:style-name="Table8.F2" office:value-type="string">
                  <text:p text:style-name="P31"><text:span text:style-name="T1">Event ID</text:span> Range</text:p>
                </table:table-cell>
              </table:table-row>
            </table:table>
            <text:p text:style-name="Standard"/>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38">Name</text:p>
                </table:table-cell>
                <table:table-cell table:style-name="Table9.A1" office:value-type="string">
                  <text:p text:style-name="P41">Simple Node </text:p>
                </table:table-cell>
                <table:table-cell table:style-name="Table9.A1" office:value-type="string">
                  <text:p text:style-name="P38">Dest ID</text:p>
                </table:table-cell>
                <table:table-cell table:style-name="Table9.A1" office:value-type="string">
                  <text:p text:style-name="P38">Event ID</text:p>
                </table:table-cell>
                <table:table-cell table:style-name="Table9.A1" office:value-type="string">
                  <text:p text:style-name="P38">Common</text:p>
                  <text:p text:style-name="P38">MTI</text:p>
                </table:table-cell>
                <table:table-cell table:style-name="Table9.F1" office:value-type="string">
                  <text:p text:style-name="P38">Data Content</text:p>
                </table:table-cell>
              </table:table-row>
              <table:table-row>
                <table:table-cell table:style-name="Table9.A2" table:number-rows-spanned="2" office:value-type="string">
                  <text:p text:style-name="P39">Identify Events</text:p>
                </table:table-cell>
                <table:table-cell table:style-name="Table9.A2" office:value-type="string">
                  <text:p text:style-name="P40">Y</text:p>
                </table:table-cell>
                <table:table-cell table:style-name="Table9.A2" office:value-type="string">
                  <text:p text:style-name="P40">N</text:p>
                </table:table-cell>
                <table:table-cell table:style-name="Table9.A2" office:value-type="string">
                  <text:p text:style-name="P40">N</text:p>
                </table:table-cell>
                <table:table-cell table:style-name="Table9.A2" office:value-type="string">
                  <text:p text:style-name="P40">0x0970</text:p>
                </table:table-cell>
                <table:table-cell table:style-name="Table9.F2" office:value-type="string">
                  <text:p text:style-name="P40"/>
                </table:table-cell>
              </table:table-row>
              <table:table-row>
                <table:covered-table-cell/>
                <table:table-cell table:style-name="Table9.A2" office:value-type="string">
                  <text:p text:style-name="P40">N</text:p>
                </table:table-cell>
                <table:table-cell table:style-name="Table9.A2" office:value-type="string">
                  <text:p text:style-name="P40">Y</text:p>
                </table:table-cell>
                <table:table-cell table:style-name="Table9.A2" office:value-type="string">
                  <text:p text:style-name="P40">N</text:p>
                </table:table-cell>
                <table:table-cell table:style-name="Table9.A2" office:value-type="string">
                  <text:p text:style-name="P40">0x0968</text:p>
                </table:table-cell>
                <table:table-cell table:style-name="Table9.F2" office:value-type="string">
                  <text:p text:style-name="P40">Destination Node ID</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38">Name</text:p>
                </table:table-cell>
                <table:table-cell table:style-name="Table11.A1" office:value-type="string">
                  <text:p text:style-name="P41">Simple Node </text:p>
                </table:table-cell>
                <table:table-cell table:style-name="Table11.A1" office:value-type="string">
                  <text:p text:style-name="P38">Dest ID</text:p>
                </table:table-cell>
                <table:table-cell table:style-name="Table11.A1" office:value-type="string">
                  <text:p text:style-name="P38">Event ID</text:p>
                </table:table-cell>
                <table:table-cell table:style-name="Table11.A1" office:value-type="string">
                  <text:p text:style-name="P38">Common</text:p>
                  <text:p text:style-name="P38">MTI</text:p>
                </table:table-cell>
                <table:table-cell table:style-name="Table11.F1" office:value-type="string">
                  <text:p text:style-name="P38">Data Content</text:p>
                </table:table-cell>
              </table:table-row>
              <table:table-row>
                <table:table-cell table:style-name="Table11.A2" office:value-type="string">
                  <text:p text:style-name="P39">Learn Event</text:p>
                </table:table-cell>
                <table:table-cell table:style-name="Table11.A2" office:value-type="string">
                  <text:p text:style-name="P40">Y</text:p>
                </table:table-cell>
                <table:table-cell table:style-name="Table11.A2" office:value-type="string">
                  <text:p text:style-name="P40">N</text:p>
                </table:table-cell>
                <table:table-cell table:style-name="Table11.A2" office:value-type="string">
                  <text:p text:style-name="P40">Y</text:p>
                </table:table-cell>
                <table:table-cell table:style-name="Table11.A2" office:value-type="string">
                  <text:p text:style-name="P40">0x0594</text:p>
                </table:table-cell>
                <table:table-cell table:style-name="Table11.F2" office:value-type="string">
                  <text:p text:style-name="P32">Event ID</text:p>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2174609094887291876" text:style-name="L2">
              <text:list-item>
                <text:p text:style-name="P4">The producer or consumer sends a Producer Identified or Consumer Identified, respectively, message containing the Event ID.</text:p>
              </text:list-item>
              <text:list-item>
                <text:p text:style-name="P4">The producer or consumer sends a Producer Range Identified or Consumer Range Identified, respectively, message where the indicated range contains the Event ID.</text:p>
              </text:list-item>
              <text:list-item>
                <text:p text:style-name="P4">Producers and consumers of Event IDs in the Automatically-Rout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the <text:s/>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1">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specific Event ID and optional payload.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Inquiry</text:h>
            <text:p text:style-name="Standard">Any node receiving an Identify Producer message that includes a non-automatically-routed Event ID produced by the node shall reply with one or more Producer Identified messages containing that <text:span text:style-name="T1">Event ID</text:span>.</text:p>
            <text:p text:style-name="Standard">Any node receiving an Identify Producer message that includes an automatically-routed Event ID produced by the node may, but is not required to, reply with one or more Producer Identified messages containing that <text:span text:style-name="T1">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1">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1">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If a producer or consumer within the node contains an Event ID based on the node's unique ID, and if that Event ID could have been copied from the node, resetting the node to default shall reconfigure that producer or consumer with a newly-defined Event ID that has not been used before.</text:p>
            <text:h text:style-name="Heading_20_1" text:outline-level="1">CAN Adaptation (Normative)</text:h>
            <text:p text:style-name="Standard">There are no specific provisions for CAN transport other than the Producer/Consumer Event Report message. The other messages are formatted on CAN transport as defined for generic addressed messages in the OpenLCB Message Network Standard. </text:p>
            <text:p text:style-name="Standard">When the Producer/Consumer Event Report message has only the Event ID and no additional payload, it is sent as a single frame with the 0x05B4 MTI documented above.</text:p>
            <text:p text:style-name="Standard">When a Producer/Consumer Event Report message contains an additional payload, it is send as multiple frames:</text:p>
            <text:list xml:id="list8727729249399345907" text:style-name="L3">
              <text:list-item>
                <text:p text:style-name="P5">The Event ID is sent in a CAN frame formatted with the MTI 0x05B7</text:p>
              </text:list-item>
              <text:list-item>
                <text:p text:style-name="P5">If there are more than eight bytes of payload, one or more CAN frames carrying eight sequential bytes of the payload are sent with MTI 0x05B6. <text:s/>Note that these must carry exactly eight bytes of payload.</text:p>
              </text:list-item>
              <text:list-item>
                <text:p text:style-name="P5">The final one to eight bytes are sent in a CAN frame with MTI 0x05B5.</text:p>
              </text:list-item>
            </text:list>
            <text:p text:style-name="P6">The CAN frames making up a single Producer/Consumer Event Report message with payload must be sent together, with no intervening lower priority frames. <text:s/>This includes a Producer/Consumer Event Report message without payload (MTI 0x5b4).</text:p>
            <text:p text:style-name="P7"/>
          </text:deletion>
        </text:changed-region>
        <text:changed-region xml:id="ct105553135684992" text:id="ct105553135684992">
          <text:deletion>
            <office:change-info>
              <dc:creator>Paul Willmott</dc:creator>
              <dc:date>2024-04-04T14:21:00</dc:date>
            </office:change-info>
            <text:p text:style-name="P7"/>
            <text:p text:style-name="P7"/>
          </text:deletion>
        </text:changed-region>
        <text:changed-region xml:id="ct105553135681920" text:id="ct105553135681920">
          <text:deletion>
            <office:change-info>
              <dc:creator>Bob Jacobsen</dc:creator>
              <dc:date>2023-11-05T16:24:11</dc:date>
            </office:change-info>
            <text:p text:style-name="P7">I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Introduction (Informative)</text:h>
      <text:p text:style-name="Standard">This <text:change-start text:change-id="ct105553136184192"/>document defines the <text:change-end text:change-id="ct105553136184192"/>OpenLCB <text:change text:change-id="ct105553136184768"/><text:change-start text:change-id="ct105553136184384"/>LocoNet Gateway Protoc<text:change-end text:change-id="ct105553136184384"/><text:change-start text:change-id="ct105553136185152"/>ol<text:change-end text:change-id="ct105553136185152"/><text:change text:change-id="ct105553136184576"/><text:change-start text:change-id="ct105553136184960"/>, a method<text:change-end text:change-id="ct105553136184960"/> for transporting <text:change text:change-id="ct105553136185344"/><text:change-start text:change-id="ct105553136185536"/>messages to and from <text:change-end text:change-id="ct105553136185536"/><text:change-start text:change-id="ct105553136185728"/>LocoNet<text:change-end text:change-id="ct105553136185728"/> <text:change text:change-id="ct105553136185920"/><text:change-start text:change-id="ct105553136186112"/>segments<text:change-end text:change-id="ct105553136186112"/> <text:change text:change-id="ct105553136186304"/><text:change-start text:change-id="ct105553136186496"/>and<text:change-end text:change-id="ct105553136186496"/> <text:change text:change-id="ct105553136186688"/>OpenLCB <text:change text:change-id="ct105553136186880"/><text:change-start text:change-id="ct105553136187072"/>nodes<text:change-end text:change-id="ct105553136187072"/>. <text:change-start text:change-id="ct105553136187264"/>It provides a<text:change-end text:change-id="ct105553136187264"/><text:change-start text:change-id="ct105553136187456"/>n OpenLCB<text:change-end text:change-id="ct105553136187456"/><text:change-start text:change-id="ct105553136187648"/> node the ability to send and receive any type of LocoNet message<text:change-end text:change-id="ct105553136187648"/><text:change-start text:change-id="ct105553136187840"/> to and from one or more LocoNet segments via the OpenLCB network. <text:change-end text:change-id="ct105553136187840"/><text:change-start text:change-id="ct105553136188032"/></text:p>
      <text:p text:style-name="Standard">Loco<text:change-end text:change-id="ct105553136188032"/><text:change-start text:change-id="ct105553136188224"/>Net is a registered trademark of Digitrax, Inc., Panama City, Florida, USA.<text:change-end text:change-id="ct105553136188224"/></text:p>
      <text:h text:style-name="Heading_20_1" text:outline-level="1">Intended Use (Informative)</text:h>
      <text:p text:style-name="Standard"><text:change text:change-id="ct105553136156672"/>This document describes the required message formats for <text:change text:change-id="ct105553136156864"/><text:change-start text:change-id="ct105553136157056"/>LocoNet messag<text:change-end text:change-id="ct105553136157056"/><text:change-start text:change-id="ct105553136157248"/>e<text:change-end text:change-id="ct105553136157248"/> transport<text:change-start text:change-id="ct105553136157440"/> and the means by which OpenLCB LocoNet Gateway nodes may be identified<text:change-end text:change-id="ct105553136157440"/>. <text:change text:change-id="ct105553136157632"/></text:p>
      <text:h text:style-name="Heading_20_1" text:outline-level="1">References and Context (Normative)</text:h>
      <text:p text:style-name="Standard">This standard is in the context of the following OpenLCB Standards:<text:change text:change-id="ct105553136157824"/><text:change-start text:change-id="ct105553136158208"/></text:p>
      <text:list xml:id="list8413901571561752641" text:style-name="L4">
        <text:list-item>
          <text:p text:style-name="P24"><text:change-end text:change-id="ct105553136158208"/>The OpenLCB Message Network Standard, which<text:span text:style-name="T1"> defines the basic messages and how they interact. </text:span><text:change text:change-id="ct105553136158784"/></text:p>
        </text:list-item>
        <text:list-item>
          <text:p text:style-name="P24"><text:change-start text:change-id="ct105553136158400"/>The OpenLCB Datagram Transport Protocol, which defines the protocol for transporting 0-72 byte datagrams from node to node.</text:p>
        </text:list-item>
        <text:list-item>
          <text:p text:style-name="P25">The OpenLCB Event Transport Standard, which defines messages for transporting Event Ids and identifying producers and consumers.</text:p>
        </text:list-item>
        <text:list-item>
          <text:p text:style-name="P25">This OpenLCB Standard assumes adoption of the Event With Payload working note as a Standard. </text:p>
        </text:list-item>
        <text:list-item>
          <text:p text:style-name="P24"><text:change-end text:change-id="ct105553136158400"/>The OpenLCB Event Identifiers Standard, which defines the format and content of <text:s/>Event IDs including the class of Well-Known Event IDs and Automatically-Routed Event I<text:change-start text:change-id="ct105553136158976"/>d<text:change-end text:change-id="ct105553136158976"/>s.<text:change-start text:change-id="ct105553136159168"/></text:p>
        </text:list-item>
      </text:list>
      <text:p text:style-name="Standard"><text:change-end text:change-id="ct105553136159168"/><text:change text:change-id="ct105553136159552"/><text:change-start text:change-id="ct105553136158592"/>This standard references the following document:</text:p>
      <text:list xml:id="list950041823349006721" text:style-name="L5">
        <text:list-item>
          <text:p text:style-name="P26"><text:change-end text:change-id="ct105553136158592"/><text:change-start text:change-id="ct105553136159360"/>LocoNet Personal Use Edition 1.0 Specification, Digitrax Inc., October 16, 1997<text:change-end text:change-id="ct105553136159360"/><text:change-start text:change-id="ct105553136159744"/> (hereinafter referred to as the “<text:span text:style-name="T7">LocoNet Specification</text:span>”).<text:change-end text:change-id="ct105553136159744"/></text:p>
        </text:list-item>
      </text:list>
      <text:h text:style-name="Heading_20_1" text:outline-level="1"><text:change text:change-id="ct105553136159936"/><text:change-start text:change-id="ct105553136160128"/>Messages</text:h>
      <text:p text:style-name="Standard"/>
      <text:h text:style-name="Heading_20_2" text:outline-level="2"><text:change-end text:change-id="ct105553136160128"/><text:change-start text:change-id="ct105553136160704"/><text:soft-page-break/>Definitions<text:change-end text:change-id="ct105553136160704"/><text:change-start text:change-id="ct105553136160320"/></text:h>
      <text:p text:style-name="Standard"><text:span text:style-name="T7">“LocoNet Gateway”</text:span><text:span text:style-name="T8"> means an OpenLCB node that transports LocoNet messages to and from the OpenLCB network and a specific LocoNet segment. It may be a hardware device or a virtual node implemented by an application connected a LocoNet interface such as an RR-CirKits LocoBuffer.</text:span></text:p>
      <text:p text:style-name="Standard"><text:span text:style-name="T7">“Valid LocoNet Message”</text:span> means a sequence of bytes that conforms in all respects to the message format requirements of the LocoNet Specification.<text:change-end text:change-id="ct105553136160320"/><text:change-start text:change-id="ct105553136160896"/></text:p>
      <text:h text:style-name="Heading_20_2" text:outline-level="2">Defined Event IDs<text:change-end text:change-id="ct105553136160896"/><text:change text:change-id="ct105553136160512"/><text:change text:change-id="ct105553136161472"/><text:change text:change-id="ct105553136161088"/><text:change-start text:change-id="ct105553136161280"/></text:h>
      <table:table table:name="Table16" table:style-name="Table16">
        <table:table-column table:style-name="Table16.A"/>
        <table:table-column table:style-name="Table16.B"/>
        <table:table-row>
          <table:table-cell table:style-name="Table16.A1" office:value-type="string">
            <text:p text:style-name="P15">Description</text:p>
          </table:table-cell>
          <table:table-cell table:style-name="Table16.B1" office:value-type="string">
            <text:p text:style-name="P15">Event ID</text:p>
          </table:table-cell>
        </table:table-row>
        <table:table-row>
          <table:table-cell table:style-name="Table16.A2" office:value-type="string">
            <text:p text:style-name="Table_20_Contents">Node is a LocoNet Gateway</text:p>
          </table:table-cell>
          <table:table-cell table:style-name="Table16.B2" office:value-type="string">
            <text:p text:style-name="Table_20_Contents">01.01.00.00.00.00.04.01</text:p>
          </table:table-cell>
        </table:table-row>
        <table:table-row>
          <table:table-cell table:style-name="Table16.A2" office:value-type="string">
            <text:p text:style-name="Table_20_Contents">LocoNet Message Received</text:p>
          </table:table-cell>
          <table:table-cell table:style-name="Table16.B2" office:value-type="string">
            <text:p text:style-name="Table_20_Contents">01.81.*.*.*.*.*.*</text:p>
          </table:table-cell>
        </table:table-row>
      </table:table>
      <text:p text:style-name="Standard"><text:change-end text:change-id="ct105553136161280"/><text:change-start text:change-id="ct105553136162432"/></text:p>
      <text:h text:style-name="Heading_20_2" text:outline-level="2">Generic Error Handing</text:h>
      <text:p text:style-name="Standard">The error codes returned by failed operations, either in the Datagram Rejected message, or the failed response datagrams, shall conform to the general error code specification as defined by the OpenLCB Message Network Standard.</text:p>
      <text:p text:style-name="Standard">In general, errors are of one of two types:</text:p>
      <text:list xml:id="list2505934876328539072" text:style-name="L6">
        <text:list-item>
          <text:p text:style-name="P27">“Permanent Error” - This node will not ever be able to accept this particular datagram. The datagram should not be retransmitted.</text:p>
        </text:list-item>
        <text:list-item>
          <text:p text:style-name="P27">“Temporary Error” - In contrast to the error above, the problem of accepting the datagram is of a transient nature, and the sending node should attempt retransmission at its discretion at some point in the immediate or near future.</text:p>
        </text:list-item>
      </text:list>
      <text:p text:style-name="Standard">The Message Network Standard contains error codes for several conditions that may be useful for LocoNet Gateway node implementations:</text:p>
      <table:table table:name="Table3" table:style-name="Table3">
        <table:table-column table:style-name="Table3.A"/>
        <table:table-column table:style-name="Table3.B"/>
        <table:table-column table:style-name="Table3.C"/>
        <table:table-row>
          <table:table-cell table:style-name="Table3.A1" office:value-type="string">
            <text:p text:style-name="P16">Error Code</text:p>
          </table:table-cell>
          <table:table-cell table:style-name="Table3.A1" office:value-type="string">
            <text:p text:style-name="P16">Type</text:p>
          </table:table-cell>
          <table:table-cell table:style-name="Table3.C1" office:value-type="string">
            <text:p text:style-name="P15">Description</text:p>
          </table:table-cell>
        </table:table-row>
        <table:table-row>
          <table:table-cell table:style-name="Table3.A2" office:value-type="string">
            <text:p text:style-name="P17">0x1080</text:p>
          </table:table-cell>
          <table:table-cell table:style-name="Table3.A2" office:value-type="string">
            <text:p text:style-name="P17">Permanent</text:p>
          </table:table-cell>
          <table:table-cell table:style-name="Table3.C2" office:value-type="string">
            <text:p text:style-name="Table_20_Contents">Invalid Arguments. In the context of this Standard it means that a datagram was received by a LocoNet Gateway node that contains a LocoNet message that is not a Valid LocoNet Message.</text:p>
          </table:table-cell>
        </table:table-row>
        <table:table-row>
          <table:table-cell table:style-name="Table3.A2" office:value-type="string">
            <text:p text:style-name="P17">0x2020</text:p>
          </table:table-cell>
          <table:table-cell table:style-name="Table3.A2" office:value-type="string">
            <text:p text:style-name="P17">Temporary</text:p>
          </table:table-cell>
          <table:table-cell table:style-name="Table3.C2" office:value-type="string">
            <text:p text:style-name="Table_20_Contents">Buffer unavailable or destination node busy.</text:p>
          </table:table-cell>
        </table:table-row>
        <table:table-row>
          <table:table-cell table:style-name="Table3.A2" office:value-type="string">
            <text:p text:style-name="P17">0x2011</text:p>
          </table:table-cell>
          <table:table-cell table:style-name="Table3.A2" office:value-type="string">
            <text:p text:style-name="P17">Temporary</text:p>
          </table:table-cell>
          <table:table-cell table:style-name="Table3.C2" office:value-type="string">
            <text:p text:style-name="Table_20_Contents">Time-out, waiting for End-frame. In the context of <text:span text:style-name="T4">this</text:span> Standard it means that a LocoNet Gateway node has timed-out waiting for a Send LocoNet Message Final Part Command.</text:p>
          </table:table-cell>
        </table:table-row>
        <table:table-row>
          <table:table-cell table:style-name="Table3.A2" office:value-type="string">
            <text:p text:style-name="P17">0x2041</text:p>
          </table:table-cell>
          <table:table-cell table:style-name="Table3.A2" office:value-type="string">
            <text:p text:style-name="P17">Temporary</text:p>
          </table:table-cell>
          <table:table-cell table:style-name="Table3.C2" office:value-type="string">
            <text:p text:style-name="Table_20_Contents">Out of Order, Middle- or End-frame without a Start-frame. In the <text:soft-page-break/>context of this Standard it means that a LocoNet Gateway has received a Send LocoNet Message Final Part Command datagram before first receiving a Send LocoNet Message First Part Command datagram from the sender node.</text:p>
          </table:table-cell>
        </table:table-row>
        <table:table-row>
          <table:table-cell table:style-name="Table3.A2" office:value-type="string">
            <text:p text:style-name="P17">0x2042</text:p>
          </table:table-cell>
          <table:table-cell table:style-name="Table3.A2" office:value-type="string">
            <text:p text:style-name="P17">Temporary</text:p>
          </table:table-cell>
          <table:table-cell table:style-name="Table3.C2" office:value-type="string">
            <text:p text:style-name="Table_20_Contents">Out of Order, Start-frame before finishing previous message. In the context of this Standard it means that a LocoNet Gateway has received a Send LocoNet Message First Part Command datagram before first receiving a Send LocoNet Message Final Part Command datagram for the previous interaction from the same sender node.</text:p>
          </table:table-cell>
        </table:table-row>
        <table:table-row>
          <table:table-cell table:style-name="Table3.A2" office:value-type="string">
            <text:p text:style-name="P17">0x2080</text:p>
          </table:table-cell>
          <table:table-cell table:style-name="Table3.A2" office:value-type="string">
            <text:p text:style-name="P17">Temporary</text:p>
          </table:table-cell>
          <table:table-cell table:style-name="Table3.C2" office:value-type="string">
            <text:p text:style-name="Table_20_Contents">Transfer error. In the context of this Standard it means that the LocoNet Gateway was unable to determine that a LocoNet message was successfully transmitted to the LocoNet segment.</text:p>
          </table:table-cell>
        </table:table-row>
      </table:table>
      <text:p text:style-name="Standard"/>
      <text:h text:style-name="Heading_20_2" text:outline-level="2"><text:change-end text:change-id="ct105553136162432"/><text:change-start text:change-id="ct105553136161856"/>Trans<text:change-end text:change-id="ct105553136161856"/><text:change-start text:change-id="ct105553136162624"/>porting Messages from LocoNet to the OpenLCB network</text:h>
      <text:p text:style-name="Standard"><text:change-end text:change-id="ct105553136162624"/><text:change text:change-id="ct105553136162240"/><text:change-start text:change-id="ct105553136161664"/>A<text:change-end text:change-id="ct105553136161664"/><text:change-start text:change-id="ct105553136162048"/> LocoNet Gateway shall transport<text:change-end text:change-id="ct105553136162048"/><text:change-start text:change-id="ct105553136162816"/> a Valid LocoNet Message received from a LocoNet segment to the OpenLCB network by means of a <text:change-end text:change-id="ct105553136162816"/><text:change-start text:change-id="ct105553136163008"/>Producer/Consumer Event <text:change-end text:change-id="ct105553136163008"/><text:change-start text:change-id="ct105553136163200"/>Report <text:change-end text:change-id="ct105553136163200"/><text:change-start text:change-id="ct105553136163392"/>or a Producer/Consumer Event Report with payload. Each such Producer/Consumer Event Report shall transport a single LocoNet message. The Event ID shall be prefixed with the values 0x01, 0x81. The bytes following the prefix shall contain the LocoNet first 6 message bytes verbatim. If the LocoNet message is less than 6 bytes long then the message shall be padded with 0xFF at the end so that the Event ID space always contains 8 bytes in total including the prefix and the padding, if any. If the LocoNet message is longer than 6 bytes, then the message bytes in excess of the first 6 shall be carried in the payload after the Event ID space.<text:change-end text:change-id="ct105553136163392"/><text:change-start text:change-id="ct105553136163584"/></text:p>
      <text:h text:style-name="Heading_20_2" text:outline-level="2"><text:change-end text:change-id="ct105553136163584"/><text:change-start text:change-id="ct105553136163776"/>Transporting Messages from an OpenLCB node to LocoNet</text:h>
      <text:p text:style-name="Standard"><text:change-end text:change-id="ct105553136163776"/><text:change-start text:change-id="ct105553136163968"/>An OpenLCB node <text:change-end text:change-id="ct105553136163968"/><text:change-start text:change-id="ct105553136164160"/>transports <text:change-end text:change-id="ct105553136164160"/><text:change-start text:change-id="ct105553136164352"/>a LocoNet message to a specific LocoNet segment by <text:change-end text:change-id="ct105553136164352"/><text:change-start text:change-id="ct105553136164544"/>sending<text:change-end text:change-id="ct105553136164544"/><text:change-start text:change-id="ct105553136164736"/> one or two LocoNet Gateway Protocol command datagrams to the applicable LocoNet Gateway node for such segment.<text:change-end text:change-id="ct105553136164736"/><text:change-start text:change-id="ct105553136164928"/> <text:change-end text:change-id="ct105553136164928"/><text:change-start text:change-id="ct105553136165120"/>If the LocoNet message contains less than 71 bytes then a Send LocoNet Message Complete In Datagram Command is sent otherwise the LocoNet message is sent in two parts by first sending a Send LocoNet Message First Part Command followed by a Send LocoNet Message Final Part Command. <text:change-end text:change-id="ct105553136165120"/><text:change-start text:change-id="ct105553136165312"/>A LocoNet Gateway node shall only transmit a LocoNet message to a LocoNet segment if such message is a Valid LocoNet Message<text:change-end text:change-id="ct105553136165312"/><text:change-start text:change-id="ct105553136165504"/>.<text:change-end text:change-id="ct105553136165504"/><text:change-start text:change-id="ct105553136165696"/> A LocoNet Gateway shall verify that the transmission of a LocoNet message to a LocoNet segment was <text:span text:style-name="T4">successful and shall report any transmission failures to the sender node</text:span>. This Standard is silent on how <text:change-end text:change-id="ct105553136165696"/><text:change-start text:change-id="ct105553136165888"/>such message transmission verificati<text:change-end text:change-id="ct105553136165888"/><text:change-start text:change-id="ct105553136166080"/>on shall be implemented.<text:change-end text:change-id="ct105553136166080"/><text:change-start text:change-id="ct105553136166272"/></text:p>
      <text:h text:style-name="Heading_20_2" text:outline-level="2"><text:change-end text:change-id="ct105553136166272"/><text:change-start text:change-id="ct105553136166848"/>Send LocoNet Message Complete In Datagram Command<text:change-end text:change-id="ct105553136166848"/></text:h>
      <table:table table:name="Table10" table:style-name="Table10">
        <table:table-column table:style-name="Table10.A"/>
        <table:table-column table:style-name="Table10.B"/>
        <table:table-column table:style-name="Table10.C"/>
        <table:table-row>
          <table:table-cell table:style-name="Table10.A1" office:value-type="string">
            <text:p text:style-name="P16"><text:change-start text:change-id="ct105553136166464"/>Byte 0<text:change-end text:change-id="ct105553136166464"/></text:p>
          </table:table-cell>
          <table:table-cell table:style-name="Table10.A1" office:value-type="string">
            <text:p text:style-name="P16"><text:change-start text:change-id="ct105553136167232"/>Byte 1<text:change-end text:change-id="ct105553136167232"/></text:p>
          </table:table-cell>
          <table:table-cell table:style-name="Table10.C1" office:value-type="string">
            <text:p text:style-name="P16"><text:change-start text:change-id="ct105553136166656"/>Remaining Bytes<text:change-end text:change-id="ct105553136166656"/></text:p>
          </table:table-cell>
        </table:table-row>
        <table:table-row>
          <table:table-cell table:style-name="Table10.A2" office:value-type="string">
            <text:p text:style-name="P17"><text:change-start text:change-id="ct105553136167040"/>0x40<text:change-end text:change-id="ct105553136167040"/></text:p>
          </table:table-cell>
          <table:table-cell table:style-name="Table10.A2" office:value-type="string">
            <text:p text:style-name="P17"><text:change-start text:change-id="ct105553136167808"/>0x00<text:change-end text:change-id="ct105553136167808"/></text:p>
          </table:table-cell>
          <table:table-cell table:style-name="Table10.C2" office:value-type="string">
            <text:p text:style-name="P17"><text:change-start text:change-id="ct105553136167424"/>LocoNet message (2 <text:change-end text:change-id="ct105553136167424"/><text:change-start text:change-id="ct105553136168192"/>–<text:change-end text:change-id="ct105553136168192"/><text:change-start text:change-id="ct105553136167616"/> 70 <text:change-end text:change-id="ct105553136167616"/><text:change-start text:change-id="ct105553136168000"/>bytes<text:change-end text:change-id="ct105553136168000"/><text:change-start text:change-id="ct105553136168384"/>)<text:change-end text:change-id="ct105553136168384"/></text:p>
          </table:table-cell>
        </table:table-row>
      </table:table>
      <text:p text:style-name="Standard"><text:change-start text:change-id="ct105553136168576"/><text:soft-page-break/>The <text:change-end text:change-id="ct105553136168576"/><text:change-start text:change-id="ct105553136169152"/>LocoNet Gateway <text:change-end text:change-id="ct105553136169152"/><text:change-start text:change-id="ct105553136168768"/>shall <text:change-end text:change-id="ct105553136168768"/><text:change-start text:change-id="ct105553136169536"/>reply to the sender node with a Datagram Received OK message with the Reply Pending bit set. The LocoNet Gateway may, but<text:change-end text:change-id="ct105553136169536"/><text:change-start text:change-id="ct105553136168960"/> is not required to, include a specific timeout interval in the Datagram Received OK message.<text:change-end text:change-id="ct105553136168960"/><text:change-start text:change-id="ct105553136169344"/></text:p>
      <text:h text:style-name="Heading_20_2" text:outline-level="2">Send LocoNet Message First Part Command</text:h>
      <table:table table:name="Table12" table:style-name="Table12">
        <table:table-column table:style-name="Table12.A"/>
        <table:table-column table:style-name="Table12.B"/>
        <table:table-column table:style-name="Table12.C"/>
        <table:table-row>
          <table:table-cell table:style-name="Table12.A1" office:value-type="string">
            <text:p text:style-name="P16">Byte 0</text:p>
          </table:table-cell>
          <table:table-cell table:style-name="Table12.A1" office:value-type="string">
            <text:p text:style-name="P16">Byte 1</text:p>
          </table:table-cell>
          <table:table-cell table:style-name="Table12.C1" office:value-type="string">
            <text:p text:style-name="P16">Remaining Bytes</text:p>
          </table:table-cell>
        </table:table-row>
        <table:table-row>
          <table:table-cell table:style-name="Table12.A2" office:value-type="string">
            <text:p text:style-name="P17">0x40</text:p>
          </table:table-cell>
          <table:table-cell table:style-name="Table12.A2" office:value-type="string">
            <text:p text:style-name="P17">0x01</text:p>
          </table:table-cell>
          <table:table-cell table:style-name="Table12.C2" office:value-type="string">
            <text:p text:style-name="P17">First 70 bytes of the LocoNet message</text:p>
          </table:table-cell>
        </table:table-row>
      </table:table>
      <text:p text:style-name="Standard"/>
      <text:p text:style-name="Standard">The LocoNet Gateway shall reply to the sender node with a Datagram Received OK message with the Reply Pending bit cleared.</text:p>
      <text:h text:style-name="Heading_20_2" text:outline-level="2">Send LocoNet Message Final Part Command<text:change-end text:change-id="ct105553136169344"/></text:h>
      <table:table table:name="Table13" table:style-name="Table13">
        <table:table-column table:style-name="Table13.A"/>
        <table:table-column table:style-name="Table13.B"/>
        <table:table-column table:style-name="Table13.C"/>
        <table:table-row>
          <table:table-cell table:style-name="Table13.A1" office:value-type="string">
            <text:p text:style-name="P16"><text:change-start text:change-id="ct105553136170496"/>Byte 0<text:change-end text:change-id="ct105553136170496"/></text:p>
          </table:table-cell>
          <table:table-cell table:style-name="Table13.A1" office:value-type="string">
            <text:p text:style-name="P16"><text:change-start text:change-id="ct105553136170688"/>Byte 1<text:change-end text:change-id="ct105553136170688"/></text:p>
          </table:table-cell>
          <table:table-cell table:style-name="Table13.C1" office:value-type="string">
            <text:p text:style-name="P16"><text:change-start text:change-id="ct105553136171072"/>Remaining Bytes<text:change-end text:change-id="ct105553136171072"/></text:p>
          </table:table-cell>
        </table:table-row>
        <table:table-row>
          <table:table-cell table:style-name="Table13.A2" office:value-type="string">
            <text:p text:style-name="P17"><text:change-start text:change-id="ct105553136169920"/>0x40<text:change-end text:change-id="ct105553136169920"/></text:p>
          </table:table-cell>
          <table:table-cell table:style-name="Table13.A2" office:value-type="string">
            <text:p text:style-name="P17"><text:change-start text:change-id="ct105553136171264"/>0x02<text:change-end text:change-id="ct105553136171264"/></text:p>
          </table:table-cell>
          <table:table-cell table:style-name="Table13.C2" office:value-type="string">
            <text:p text:style-name="P17"><text:change-start text:change-id="ct105553136171456"/>Remaining bytes of the LocoNet message (1 <text:change-end text:change-id="ct105553136171456"/><text:change-start text:change-id="ct105553136172032"/>–<text:change-end text:change-id="ct105553136172032"/><text:change-start text:change-id="ct105553136171648"/> 57 <text:change-end text:change-id="ct105553136171648"/><text:change-start text:change-id="ct105553136172416"/>bytes)<text:change-end text:change-id="ct105553136172416"/></text:p>
          </table:table-cell>
        </table:table-row>
      </table:table>
      <text:p text:style-name="Standard"><text:change-start text:change-id="ct105553136171840"/></text:p>
      <text:p text:style-name="Standard"><text:change-end text:change-id="ct105553136171840"/><text:change-start text:change-id="ct105553136172224"/>The LocoNet Gateway shall reply to the sender node with a Datagram Received OK message with the Reply Pending bit set. The LocoNet Gateway may, but is not required to, include a specific timeout interval in the Datagram Received OK message.<text:change-end text:change-id="ct105553136172224"/><text:change-start text:change-id="ct105553136172608"/></text:p>
      <text:h text:style-name="Heading_20_2" text:outline-level="2"><text:change-end text:change-id="ct105553136172608"/><text:change-start text:change-id="ct105553136177472"/>Send LocoNet Message Reply</text:h>
      <table:table table:name="Table14" table:style-name="Table14">
        <table:table-column table:style-name="Table14.A"/>
        <table:table-column table:style-name="Table14.B"/>
        <table:table-column table:style-name="Table14.C"/>
        <table:table-row>
          <table:table-cell table:style-name="Table14.A1" office:value-type="string">
            <text:p text:style-name="P16">Byte 0</text:p>
          </table:table-cell>
          <table:table-cell table:style-name="Table14.A1" office:value-type="string">
            <text:p text:style-name="P16">Byte 1</text:p>
          </table:table-cell>
          <table:table-cell table:style-name="Table14.C1" office:value-type="string">
            <text:p text:style-name="P16">Remaining Bytes</text:p>
          </table:table-cell>
        </table:table-row>
        <table:table-row>
          <table:table-cell table:style-name="Table14.A2" office:value-type="string">
            <text:p text:style-name="P17">0x40</text:p>
          </table:table-cell>
          <table:table-cell table:style-name="Table14.A2" office:value-type="string">
            <text:p text:style-name="P17">0x10</text:p>
          </table:table-cell>
          <table:table-cell table:style-name="Table14.C2" office:value-type="string">
            <text:p text:style-name="P17"/>
          </table:table-cell>
        </table:table-row>
      </table:table>
      <text:p text:style-name="Standard"><text:change-end text:change-id="ct105553136177472"/><text:change-start text:change-id="ct105553136179392"/></text:p>
      <text:p text:style-name="Standard">This datagram is sent to the sender node when the LocoNet Gateway verifies that a LocoN<text:change-end text:change-id="ct105553136179392"/><text:change-start text:change-id="ct105553136175744"/>et message has been successfully transmitted to the LocoNet segment.<text:change-end text:change-id="ct105553136175744"/><text:change-start text:change-id="ct105553136188416"/></text:p>
      <text:h text:style-name="Heading_20_2" text:outline-level="2">Send LocoNet Message Reply Failure</text:h>
      <table:table table:name="Table15" table:style-name="Table15">
        <table:table-column table:style-name="Table15.A"/>
        <table:table-column table:style-name="Table15.B"/>
        <table:table-column table:style-name="Table15.C"/>
        <table:table-row>
          <table:table-cell table:style-name="Table15.A1" office:value-type="string">
            <text:p text:style-name="P16">Byte 0</text:p>
          </table:table-cell>
          <table:table-cell table:style-name="Table15.A1" office:value-type="string">
            <text:p text:style-name="P16">Byte 1</text:p>
          </table:table-cell>
          <table:table-cell table:style-name="Table15.C1" office:value-type="string">
            <text:p text:style-name="P16">Remaining Bytes</text:p>
          </table:table-cell>
        </table:table-row>
        <table:table-row>
          <table:table-cell table:style-name="Table15.A2" office:value-type="string">
            <text:p text:style-name="P17">0x40</text:p>
          </table:table-cell>
          <table:table-cell table:style-name="Table15.A2" office:value-type="string">
            <text:p text:style-name="P17">0x18</text:p>
          </table:table-cell>
          <table:table-cell table:style-name="Table15.C2" office:value-type="string">
            <text:p text:style-name="P17">Error Code (two bytes)</text:p>
          </table:table-cell>
        </table:table-row>
      </table:table>
      <text:p text:style-name="Standard"><text:change-end text:change-id="ct105553136188416"/><text:change-start text:change-id="ct105553136179584"/></text:p>
      <text:p text:style-name="Standard">This datagram is sent to the sender n<text:change-end text:change-id="ct105553136179584"/><text:change-start text:change-id="ct105553136189184"/>ode when the LocoNet Gateway determines that a LocoNet message was not successfully transmitted to the LocoNet segment.<text:change-end text:change-id="ct105553136189184"/><text:change-start text:change-id="ct105553135681536"/></text:p>
      <text:h text:style-name="Heading_20_1" text:outline-level="1"><text:soft-page-break/>LocoNet Gateway Identification</text:h>
      <text:p text:style-name="Standard">LocoNet Gateway nodes shall be producers of the well-known event 'Node is a LocoNet Gateway'.</text:p>
      <text:p text:style-name="Standard">A LocoNet Gateway shall set the Protocol Flags 0x00 0x00 0x08 in its Protocol Support Reply to indicate that it supports the LocoNet Gateway Protocol.</text:p>
      <text:p text:style-name="Standard"><text:change-end text:change-id="ct105553135681536"/><text:change-start text:change-id="ct105553135681728"/></text:p>
      <text:p text:style-name="P14"><text:change-end text:change-id="ct105553135681728"/></text:p>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8"><text:s/>1 Introduction (Informative)<text:tab/>1</text:p>
          <text:p text:style-name="P18"><text:s/>2 Intended Use (Informative)<text:tab/>1</text:p>
          <text:p text:style-name="P18"><text:s/>3 References and Context (Normative)<text:tab/>1</text:p>
          <text:p text:style-name="P18"><text:s/>4 Messages<text:tab/>1</text:p>
          <text:p text:style-name="P19"><text:s/>4.1 Definitions<text:tab/>2</text:p>
          <text:p text:style-name="P19"><text:s/>4.2 Defined Event IDs<text:tab/>2</text:p>
          <text:p text:style-name="P19"><text:s/>4.3 Generic Error Handing<text:tab/>2</text:p>
          <text:p text:style-name="P19"><text:s/>4.4 Transporting Messages from LocoNet to the OpenLCB network<text:tab/>3</text:p>
          <text:p text:style-name="P19"><text:s/>4.5 Transporting Messages from an OpenLCB node to LocoNet<text:tab/>3</text:p>
          <text:p text:style-name="P19"><text:s/>4.6 Send LocoNet Message Complete In Datagram Command<text:tab/>3</text:p>
          <text:p text:style-name="P19"><text:s/>4.7 Send LocoNet Message First Part Command<text:tab/>4</text:p>
          <text:p text:style-name="P19"><text:s/>4.8 Send LocoNet Message Final Part Command<text:tab/>4</text:p>
          <text:p text:style-name="P19"><text:s/>4.9 Send LocoNet Message Reply<text:tab/>4</text:p>
          <text:p text:style-name="P19"><text:s/>4.10 Send LocoNet Message Reply Failure<text:tab/>4</text:p>
          <text:p text:style-name="P18"><text:s/>5 LocoNet Gateway Identification<text:tab/>5</text:p>
        </text:index-body>
      </text:table-of-content>
      <text:p text:style-name="P2"><text:change text:change-id="ct105553135684416"/><text:change text:change-id="ct105553135685376"/><text:change text:change-id="ct105553135684992"/><text:change text:change-id="ct1055531356819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NewRomanPSMT" svg:font-family="TimesNewRomanPSMT"/>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04in" style:rel-column-width="34386*"/>
    </style:style>
    <style:style style:name="Table1.B" style:family="table-column">
      <style:table-column-properties style:column-width="0.0424in" style:rel-column-width="440*"/>
    </style:style>
    <style:style style:name="Table1.C" style:family="table-column">
      <style:table-column-properties style:column-width="1.7167in" style:rel-column-width="17831*"/>
    </style:style>
    <style:style style:name="Table1.D" style:family="table-column">
      <style:table-column-properties style:column-width="1.2396in" style:rel-column-width="12878*"/>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fo:text-align="center" style:justify-single-word="false" style:snap-to-layout-grid="false"/>
      <style:text-properties style:font-name="Arial1" fo:font-size="14pt" fo:font-weight="bold" style:font-size-asian="14pt" style:font-weight-asian="bold" style:font-size-complex="14pt" style:font-weight-complex="bold"/>
    </style:style>
    <style:style style:name="MT1" style:family="text">
      <style:text-properties style:font-name="Times New Roman" fo:font-size="1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loext:allow-overlap="true"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loext:allow-overlap="true"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3" style:family="graphic">
      <style:graphic-properties loext:allow-overlap="true"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4" style:family="graphic">
      <style:graphic-properties loext:allow-overlap="true"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loext:margin-gutter="0in" style:footnote-max-height="0in">
        <style:footnote-sep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date-style style:name="N75" number:automatic-order="true">
      <number:month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tracked-changes>
          <text:changed-region xml:id="ct105553136127744" text:id="ct105553136127744">
            <text:deletion>
              <office:change-info>
                <dc:creator>Paul Willmott</dc:creator>
                <dc:date>2024-04-04T10:29:00</dc:date>
              </office:change-info>
              <text:p text:style-name="MP1">Event Transport</text:p>
            </text:deletion>
          </text:changed-region>
          <text:changed-region xml:id="ct105553136128128" text:id="ct105553136128128">
            <text:insertion>
              <office:change-info>
                <dc:creator>Paul Willmott</dc:creator>
                <dc:date>2024-04-04T10:29:00</dc:date>
              </office:change-info>
            </text:insertion>
          </text:changed-region>
          <text:changed-region xml:id="ct105553136128320" text:id="ct105553136128320">
            <text:deletion>
              <office:change-info>
                <dc:creator>Paul Willmott</dc:creator>
                <dc:date>2024-04-04T10:29:00</dc:date>
              </office:change-info>
              <text:p text:style-name="MP1"><text:s/></text:p>
            </text:deletion>
          </text:changed-region>
          <text:changed-region xml:id="ct105553136128512" text:id="ct105553136128512">
            <text:insertion>
              <office:change-info>
                <dc:creator>Paul Willmott</dc:creator>
                <dc:date>2024-04-07T09:20:00</dc:date>
              </office:change-info>
            </text:insertion>
          </text:changed-region>
        </text:tracked-changes>
        <text:p text:style-name="MP1"><draw:custom-shape text:anchor-type="char" draw:z-index="5" draw:name="PowerPlusWaterMarkObject" draw:style-name="Mgr1" draw:text-style-name="MP3" svg:width="6.9248in" svg:height="2.3594in" draw:transform="skewX (-7.06711280655314E-017) rotate (0.7853981633973)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change text:change-id="ct105553136127744"/><text:change-start text:change-id="ct105553136128128"/>LocoNet Gateway <text:change-end text:change-id="ct105553136128128"/><text:change text:change-id="ct105553136128320"/><text:change-start text:change-id="ct105553136128512"/>Protocol <text:change-end text:change-id="ct105553136128512"/>Standard</text:p>
      </style:header>
      <style:footer>
        <text:tracked-changes>
          <text:changed-region xml:id="ct105553136129280" text:id="ct105553136129280">
            <text:deletion>
              <office:change-info>
                <dc:creator>Paul Willmott</dc:creator>
                <dc:date>2024-04-06T13:27:00</dc:date>
              </office:change-info>
              <text:p text:style-name="MP4"><text:span text:style-name="Page_20_Number"><text:span text:style-name="MT2">2011-</text:span></text:span><text:span text:style-name="Page_20_Number"><text:span text:style-name="MT2"><text:user-defined style:data-style-name="N0" text:name="OLCByear">2023</text:user-defined></text:span></text:span></text:p>
            </text:deletion>
          </text:changed-region>
          <text:changed-region xml:id="ct105553136129856" text:id="ct105553136129856">
            <text:insertion>
              <office:change-info>
                <dc:creator>Paul Willmott</dc:creator>
                <dc:date>2024-04-06T13:27:00</dc:date>
              </office:change-info>
            </text:insertion>
          </text:changed-region>
          <text:changed-region xml:id="ct105553136130624" text:id="ct105553136130624">
            <text:insertion>
              <office:change-info>
                <dc:creator>Paul Willmott</dc:creator>
                <dc:date>2024-04-07T08:34:00</dc:date>
              </office:change-info>
            </text:insertion>
          </text:changed-region>
          <text:changed-region xml:id="ct105553136129472" text:id="ct105553136129472">
            <text:insertion>
              <office:change-info>
                <dc:creator>Paul Willmott</dc:creator>
                <dc:date>2024-04-07T08:35:00</dc:date>
              </office:change-info>
            </text:insertion>
          </text:changed-region>
          <text:changed-region xml:id="ct105553136130240" text:id="ct105553136130240">
            <text:deletion>
              <office:change-info>
                <dc:creator>Paul Willmott</dc:creator>
                <dc:date>2024-04-06T13:48:00</dc:date>
              </office:change-info>
              <text:p text:style-name="MP4"><text:span text:style-name="Page_20_Number"><text:span text:style-name="MT2"><text:user-defined style:data-style-name="N0" text:name="OLCBdate">Oct 19, 2023</text:user-defined></text:span></text:span></text:p>
            </text:deletion>
          </text:changed-region>
          <text:changed-region xml:id="ct105553136129664" text:id="ct105553136129664">
            <text:insertion>
              <office:change-info>
                <dc:creator>Paul Willmott</dc:creator>
                <dc:date>2024-04-07T08:33:00</dc:date>
              </office:change-info>
            </text:insertion>
          </text:changed-region>
        </text:tracked-changes>
        <text:p text:style-name="MP4"><text:span text:style-name="Page_20_Number"><text:span text:style-name="MT2">Copyright </text:span></text:span><text:change text:change-id="ct105553136129280"/><text:change-start text:change-id="ct105553136129856"/><text:span text:style-name="Page_20_Number"><text:span text:style-name="MT2">20</text:span></text:span><text:change-end text:change-id="ct105553136129856"/><text:change-start text:change-id="ct105553136130624"/><text:span text:style-name="Page_20_Number"><text:span text:style-name="MT2">11-</text:span></text:span><text:change-end text:change-id="ct105553136130624"/><text:change-start text:change-id="ct105553136129472"/><text:span text:style-name="Page_20_Number"><text:span text:style-name="MT2"><text:modification-date style:data-style-name="N116">2024</text:modification-date></text:span></text:span><text:change-end text:change-id="ct105553136129472"/><text:span text:style-name="Page_20_Number"><text:span text:style-name="MT2">. All rights reserved. This OpenLCB document is licensed under the Creative Commons Attribution-ShareAlike 4.0 International License (CC BY-SA 4.0). See https://openlcb.org/licensing for more information.<text:tab/>Page </text:span></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change text:change-id="ct105553136130240"/><text:change-start text:change-id="ct105553136129664"/><text:span text:style-name="Page_20_Number"><text:span text:style-name="MT2"><text:modification-date style:data-style-name="N75">Apr 7, 2024</text:modification-date></text:span></text:span><text:change-end text:change-id="ct105553136129664"/></text:p>
      </style:footer>
    </style:master-page>
    <style:master-page style:name="First_20_Page" style:display-name="First Page" style:page-layout-name="Mpm2" style:next-style-name="Standard">
      <style:header>
        <text:tracked-changes>
          <text:changed-region xml:id="ct105553136180736" text:id="ct105553136180736">
            <text:deletion>
              <office:change-info>
                <dc:creator>Paul Willmott</dc:creator>
                <dc:date>2024-04-04T09:32:00</dc:date>
              </office:change-info>
              <text:p text:style-name="MP7">Event Transport</text:p>
            </text:deletion>
          </text:changed-region>
          <text:changed-region xml:id="ct105553136180160" text:id="ct105553136180160">
            <text:insertion>
              <office:change-info>
                <dc:creator>Paul Willmott</dc:creator>
                <dc:date>2024-04-04T09:32:00</dc:date>
              </office:change-info>
            </text:insertion>
          </text:changed-region>
          <text:changed-region xml:id="ct105553136180352" text:id="ct105553136180352">
            <text:deletion>
              <office:change-info>
                <dc:creator>Paul Willmott</dc:creator>
                <dc:date>2024-04-04T09:33:00</dc:date>
              </office:change-info>
              <text:p text:style-name="MP8"><text:user-defined style:data-style-name="N0" text:name="OLCBdate">Oct 19, 2023</text:user-defined></text:p>
            </text:deletion>
          </text:changed-region>
          <text:changed-region xml:id="ct105553136180928" text:id="ct105553136180928">
            <text:insertion>
              <office:change-info>
                <dc:creator>Paul Willmott</dc:creator>
                <dc:date>2024-04-07T08:55:00</dc:date>
              </office:change-info>
            </text:insertion>
          </text:changed-region>
        </text:tracked-changes>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366in" svg:y="0.0071in" svg:width="2.798in" svg:height="0.9909in" draw:z-index="1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s/><text:change text:change-id="ct105553136180736"/><text:change-start text:change-id="ct105553136180160"/>LocoNet Gateway Protocol<text:change-end text:change-id="ct105553136180160"/></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change text:change-id="ct105553136180352"/><text:change-start text:change-id="ct105553136180928"/><text:modification-date style:data-style-name="N36">04/07/2024</text:modification-date><text:change-end text:change-id="ct105553136180928"/></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6" draw:name="PowerPlusWaterMarkObject" draw:style-name="Mgr2" draw:text-style-name="MP3" svg:width="6.4996in" svg:height="2.215in" draw:transform="skewX (8.02012498277901E-017) rotate (0.7853981633973) translate (0.16875in 5.40687882764654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35937472" text:id="ct105553135937472">
            <text:deletion>
              <office:change-info>
                <dc:creator>Paul Willmott</dc:creator>
                <dc:date>2024-04-04T10:29:00</dc:date>
              </office:change-info>
              <text:p text:style-name="MP4"><text:span text:style-name="Page_20_Number"><text:span text:style-name="MT2">2011-</text:span></text:span><text:span text:style-name="Page_20_Number"><text:span text:style-name="MT2"><text:user-defined style:data-style-name="N0" text:name="OLCByear">2023</text:user-defined></text:span></text:span></text:p>
            </text:deletion>
          </text:changed-region>
          <text:changed-region xml:id="ct105553135938240" text:id="ct105553135938240">
            <text:insertion>
              <office:change-info>
                <dc:creator>Paul Willmott</dc:creator>
                <dc:date>2024-04-07T08:11:00</dc:date>
              </office:change-info>
            </text:insertion>
          </text:changed-region>
          <text:changed-region xml:id="ct105553135937664" text:id="ct105553135937664">
            <text:insertion>
              <office:change-info>
                <dc:creator>Paul Willmott</dc:creator>
                <dc:date>2024-04-07T08:12:00</dc:date>
              </office:change-info>
            </text:insertion>
          </text:changed-region>
          <text:changed-region xml:id="ct105553135938624" text:id="ct105553135938624">
            <text:deletion>
              <office:change-info>
                <dc:creator>Paul Willmott</dc:creator>
                <dc:date>2024-04-04T10:30:00</dc:date>
              </office:change-info>
              <text:p text:style-name="MP4"><text:span text:style-name="Page_20_Number"><text:span text:style-name="MT2"><text:user-defined style:data-style-name="N0" text:name="OLCBdate">Oct 19, 2023</text:user-defined></text:span></text:span></text:p>
            </text:deletion>
          </text:changed-region>
          <text:changed-region xml:id="ct105553135938048" text:id="ct105553135938048">
            <text:insertion>
              <office:change-info>
                <dc:creator>Paul Willmott</dc:creator>
                <dc:date>2024-04-07T08:12:00</dc:date>
              </office:change-info>
            </text:insertion>
          </text:changed-region>
        </text:tracked-changes>
        <text:p text:style-name="MP4"><text:span text:style-name="Page_20_Number"><text:span text:style-name="MT2">Copyright </text:span></text:span><text:change text:change-id="ct105553135937472"/><text:change-start text:change-id="ct105553135938240"/><text:span text:style-name="Page_20_Number"><text:span text:style-name="MT2">2011-</text:span></text:span><text:change-end text:change-id="ct105553135938240"/><text:change-start text:change-id="ct105553135937664"/><text:span text:style-name="Page_20_Number"><text:span text:style-name="MT2"><text:modification-date style:data-style-name="N116">2024</text:modification-date></text:span></text:span><text:change-end text:change-id="ct105553135937664"/><text:span text:style-name="Page_20_Number"><text:span text:style-name="MT2">. All rights reserved. This OpenLCB document is licensed under the Creative Commons Attribution-ShareAlike 4.0 International License (CC BY-SA 4.0). See https://openlcb.org/licensing for more information.<text:tab/>Page </text:span></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change text:change-id="ct105553135938624"/><text:change-start text:change-id="ct105553135938048"/><text:span text:style-name="Page_20_Number"><text:span text:style-name="MT2"><text:modification-date style:data-style-name="N75">Apr 7, 2024</text:modification-date></text:span></text:span><text:change-end text:change-id="ct105553135938048"/></text:p>
      </style:footer>
    </style:master-page>
    <style:master-page style:name="Endnote" style:page-layout-name="Mpm3">
      <style:header>
        <text:p text:style-name="Header"><draw:custom-shape text:anchor-type="char" draw:z-index="7" draw:name="PowerPlusWaterMarkObject" draw:style-name="Mgr1" draw:text-style-name="MP3" svg:width="6.9248in" svg:height="2.3594in" draw:transform="skewX (-7.06711280655314E-017) 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style:next-style-name="Right_20_Page">
      <style:header>
        <text:p text:style-name="Header"><draw:custom-shape text:anchor-type="char" draw:z-index="8" draw:name="PowerPlusWaterMarkObject" draw:style-name="Mgr1" draw:text-style-name="MP3" svg:width="6.9248in" svg:height="2.3594in" draw:transform="skewX (-7.06711280655314E-017) 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style:next-style-name="Left_20_Page">
      <style:header>
        <text:p text:style-name="Header"><draw:custom-shape text:anchor-type="char" draw:z-index="9" draw:name="PowerPlusWaterMarkObject" draw:style-name="Mgr1" draw:text-style-name="MP3" svg:width="6.9248in" svg:height="2.3594in" draw:transform="skewX (-7.06711280655314E-017) 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style:header>
        <text:p text:style-name="Header"><draw:custom-shape text:anchor-type="char" draw:z-index="10" draw:name="PowerPlusWaterMarkObject" draw:style-name="Mgr3" draw:text-style-name="MP3" svg:width="4.4878in" svg:height="1.5287in" draw:transform="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style:header>
        <text:p text:style-name="Header"><draw:custom-shape text:anchor-type="char" draw:z-index="11" draw:name="PowerPlusWaterMarkObject" draw:style-name="Mgr1" draw:text-style-name="MP3" svg:width="6.9248in" svg:height="2.3594in" draw:transform="skewX (-7.06711280655314E-017) 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12" draw:name="PowerPlusWaterMarkObject" draw:style-name="Mgr4" draw:text-style-name="MP3" svg:width="7.3185in" svg:height="2.4933in" draw:transform="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3">
      <style:header>
        <text:p text:style-name="Header"><draw:custom-shape text:anchor-type="char" draw:z-index="13" draw:name="PowerPlusWaterMarkObject" draw:style-name="Mgr1" draw:text-style-name="MP3" svg:width="6.9248in" svg:height="2.3594in" draw:transform="skewX (-7.06711280655314E-017) 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style:header>
        <text:p text:style-name="Header"><draw:custom-shape text:anchor-type="char" draw:z-index="14" draw:name="PowerPlusWaterMarkObject" draw:style-name="Mgr1" draw:text-style-name="MP3" svg:width="6.9248in" svg:height="2.3594in" draw:transform="skewX (-7.06711280655314E-017) 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Event Transport Standard</dc:title>
    <meta:initial-creator>Alex Shepherd</meta:initial-creator>
    <meta:creation-date>2009-01-22T07:11:27</meta:creation-date>
    <meta:editing-cycles>182</meta:editing-cycles>
    <meta:editing-duration>P5DT12H51M16S</meta:editing-duration>
    <meta:generator>OpenOffice/4.1.14$Unix OpenOffice.org_project/4114m1$Build-9811</meta:generator>
    <dc:date>2024-04-07T09:37:03</dc:date>
    <meta:keyword>Event Transport</meta:keyword>
    <dc:creator>Paul Willmott</dc:creator>
    <meta:document-statistic meta:table-count="16" meta:image-count="1" meta:object-count="0" meta:page-count="7" meta:paragraph-count="309" meta:word-count="3401" meta:character-count="20870"/>
    <meta:user-defined meta:name="OLCBdate">Oct 19, 2023</meta:user-defined>
    <meta:user-defined meta:name="OLCBstatus">Draft</meta:user-defined>
    <meta:user-defined meta:name="OLCByear">2023</meta:user-defined>
  </office:meta>
</office:document-meta>
</file>